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Milliers" style:data-style-name="N38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38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Milliers" style:data-style-name="N38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Milliers" style:data-style-name="N3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Milliers" style:data-style-name="N38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Milliers" style:data-style-name="N38">
      <style:table-cell-properties fo:border-top="thin solid #000000" fo:border-bottom="none" fo:border-left="thin solid #000000" fo:border-right="thin solid #000000" fo:background-color="#00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Milliers" style:data-style-name="N38">
      <style:table-cell-properties fo:border-top="none" fo:border-bottom="none" fo:border-left="thin solid #000000" fo:border-right="thin solid #000000" fo:background-color="#00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Milliers" style:data-style-name="N38">
      <style:table-cell-properties fo:border-top="none" fo:border-bottom="thin solid #000000" fo:border-left="thin solid #000000" fo:border-right="thin solid #000000" fo:background-color="#00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Milliers" style:data-style-name="N38">
      <style:table-cell-properties fo:border-top="thin solid #000000" fo:border-bottom="none" fo:border-left="thin solid #000000" fo:border-right="thin solid #000000" fo:background-color="#FF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Milliers" style:data-style-name="N37">
      <style:table-cell-properties fo:border-top="none" fo:border-bottom="none" fo:border-left="thin solid #000000" fo:border-right="thin solid #000000" fo:background-color="#FF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Milliers" style:data-style-name="N38">
      <style:table-cell-properties fo:border-top="none" fo:border-bottom="none" fo:border-left="thin solid #000000" fo:border-right="thin solid #000000" fo:background-color="#FF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FF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Milliers" style:data-style-name="N38">
      <style:table-cell-properties fo:border-top="none" fo:border-bottom="thin solid #000000" fo:border-left="thin solid #000000" fo:border-right="thin solid #000000" fo:background-color="#FF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  <style:text-properties fo:color="#00008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fo:background-color="#CCFFCC"/>
      <style:text-properties fo:color="#00008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/>
      <style:text-properties fo:color="#00008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38">
      <style:table-cell-properties fo:border="thin solid #000000" fo:background-color="#CCFFCC"/>
      <style:text-properties fo:color="#000080"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fo:border="thin solid #000000" fo:background-color="#CCFFCC"/>
      <style:text-properties fo:color="#000080"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fo:border="thin solid #000000" fo:background-color="#FFFF99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="thin solid #000000" fo:background-color="#FF99CC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Milliers" style:data-style-name="N38">
      <style:table-cell-properties fo:border="thin solid #000000" fo:background-color="#FF0000"/>
      <style:text-properties fo:color="#FFFFFF"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Milliers" style:data-style-name="N38">
      <style:table-cell-properties fo:border-top="thin solid #000000" fo:border-bottom="none" fo:border-left="thin solid #000000" fo:border-right="thin solid #000000" fo:background-color="#FF0000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Milliers" style:data-style-name="N38">
      <style:table-cell-properties fo:border-top="none" fo:border-bottom="none" fo:border-left="thin solid #000000" fo:border-right="thin solid #000000" fo:background-color="#FF0000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Milliers" style:data-style-name="N38">
      <style:table-cell-properties fo:border-top="none" fo:border-bottom="thin solid #000000" fo:border-left="thin solid #000000" fo:border-right="thin solid #000000" fo:background-color="#FF0000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Milliers" style:data-style-name="N38">
      <style:table-cell-properties fo:border="thin solid #000000" fo:background-color="#FF0000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Milliers" style:data-style-name="N38">
      <style:table-cell-properties fo:border="thin solid #000000" fo:background-color="#00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37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Milliers" style:data-style-name="N38">
      <style:table-cell-properties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Pourcentage" style:data-style-name="N14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ext-properties fo:color="#0000FF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43" style:family="table-cell" style:parent-style-name="Default" style:data-style-name="N0"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44" style:family="table-cell" style:parent-style-name="Default" style:data-style-name="N37"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45" style:family="table-cell" style:parent-style-name="Milliers" style:data-style-name="N38">
      <style:table-cell-properties fo:border="thin solid #000000" style:vertical-align="automatic" fo:background-color="#CCFFFF" style:repeat-content="false"/>
      <style:paragraph-properties fo:text-align="center"/>
      <style:text-properties fo:color="#FF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47" style:family="table-cell" style:parent-style-name="Default" style:data-style-name="N0">
      <style:text-properties fo:color="#0000FF" style:font-name="Times New Roman" style:font-name-asian="Times New Roman" style:font-name-complex="Times New Roman" style:font-family-generic="roman"/>
    </style:style>
    <style:style style:name="ce48" style:family="table-cell" style:parent-style-name="Milliers" style:data-style-name="N38">
      <style:text-properties fo:color="#0000FF" style:font-name="Times New Roman" style:font-name-asian="Times New Roman" style:font-name-complex="Times New Roman" style:font-family-generic="roman"/>
    </style:style>
    <style:style style:name="ce49" style:family="table-cell" style:parent-style-name="Milliers" style:data-style-name="N37">
      <style:text-properties fo:color="#0000FF"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20">
      <style:text-properties fo:color="#0000FF"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52" style:family="table-cell" style:parent-style-name="Milliers" style:data-style-name="N37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Milliers" style:data-style-name="N3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Milliers" style:data-style-name="N38">
      <style:table-cell-properties fo:border="thin solid #000000" fo:background-color="#CCFFC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Milliers" style:data-style-name="N38">
      <style:table-cell-properties fo:border="thin solid #000000" fo:background-color="#CC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Milliers" style:data-style-name="N38">
      <style:table-cell-properties fo:border-top="thin solid #000000" fo:border-bottom="none" fo:border-left="thin solid #000000" fo:border-right="thin solid #000000" fo:background-color="#CCFFC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Milliers" style:data-style-name="N38">
      <style:table-cell-properties fo:border-top="thin solid #000000" fo:border-bottom="none" fo:border-left="thin solid #000000" fo:border-right="thin solid #000000" fo:background-color="#CC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Milliers" style:data-style-name="N38">
      <style:table-cell-properties fo:border-top="none" fo:border-bottom="thin solid #000000" fo:border-left="thin solid #000000" fo:border-right="thin solid #000000" fo:background-color="#CCFFC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Milliers" style:data-style-name="N38">
      <style:table-cell-properties fo:border-top="none" fo:border-bottom="thin solid #000000" fo:border-left="thin solid #000000" fo:border-right="thin solid #000000" fo:background-color="#CC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Milliers" style:data-style-name="N38">
      <style:table-cell-properties fo:border-top="none" fo:border-bottom="none" fo:border-left="thin solid #000000" fo:border-right="thin solid #000000" fo:background-color="#CCFFCC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5" style:family="table-cell" style:parent-style-name="Milliers" style:data-style-name="N38">
      <style:table-cell-properties fo:border-top="none" fo:border-bottom="none" fo:border-left="thin solid #000000" fo:border-right="thin solid #000000" fo:background-color="#CC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C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0000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0000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0000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Default" style:data-style-name="N0">
      <style:table-cell-properties fo:background-color="#C0C0C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Milliers" style:data-style-name="N37">
      <style:table-cell-properties fo:border-top="none" fo:border-bottom="none" fo:border-left="thin solid #000000" fo:border-right="thin solid #000000" fo:background-color="#FFFF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7" style:family="table-cell" style:parent-style-name="Milliers" style:data-style-name="N19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8" style:family="table-cell" style:parent-style-name="Lien_32_hypertexte" style:data-style-name="N0">
      <style:table-cell-properties fo:border="thin solid #000000" style:vertical-align="automatic" fo:background-color="#00FF00" style:cell-protect="hidden-and-protected" style:repeat-content="false"/>
      <style:paragraph-properties fo:text-align="center"/>
      <style:text-properties fo:color="#0000FF" style:text-underline-style="solid" style:text-underline-type="single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0" style:family="table-cell" style:parent-style-name="Milliers" style:data-style-name="N38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2" style:family="table-cell" style:parent-style-name="Milliers" style:data-style-name="N37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4" style:family="table-cell" style:parent-style-name="Milliers" style:data-style-name="N3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5" style:family="table-cell" style:parent-style-name="Lien_32_hypertexte" style:data-style-name="N0">
      <style:table-cell-properties fo:border="thin solid #000000" style:vertical-align="automatic" fo:background-color="#00FF00" style:repeat-content="false"/>
      <style:paragraph-properties fo:text-align="center"/>
      <style:text-properties fo:color="#0000FF" style:text-underline-style="solid" style:text-underline-type="single"/>
    </style:style>
    <style:style style:name="ce86" style:family="table-cell" style:parent-style-name="Default" style:data-style-name="N36">
      <style:text-properties fo:color="#FF0000"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Milliers" style:data-style-name="N37"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0" style:family="table-cell" style:parent-style-name="Default" style:data-style-name="N0">
      <style:table-cell-properties fo:background-color="#CCFFCC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Default" style:data-style-name="N0">
      <style:text-properties fo:color="#FF0000" style:font-name="Times New Roman" style:font-name-asian="Times New Roman" style:font-name-complex="Times New Roman" style:font-family-generic="roman"/>
    </style:style>
    <style:style style:name="ce92" style:family="table-cell" style:parent-style-name="Milliers" style:data-style-name="N38">
      <style:table-cell-properties fo:border="thin solid #000000" fo:background-color="#CCFFCC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38">
      <style:table-cell-properties fo:border="thin solid #000000" fo:background-color="#FFFF00"/>
      <style:text-properties fo:color="#0000FF" style:font-name="Times New Roman" style:font-name-asian="Times New Roman" style:font-name-complex="Times New Roman" style:font-family-generic="roman"/>
    </style:style>
    <style:style style:name="ce94" style:family="table-cell" style:parent-style-name="Milliers" style:data-style-name="N38">
      <style:table-cell-properties fo:border="thin solid #000000" fo:background-color="#0000FF"/>
      <style:text-properties fo:color="#FFFF00" style:font-name="Times New Roman" style:font-name-asian="Times New Roman" style:font-name-complex="Times New Roman" style:font-family-generic="roman"/>
    </style:style>
    <style:style style:name="ce95" style:family="table-cell" style:parent-style-name="Milliers" style:data-style-name="N38">
      <style:table-cell-properties fo:border="thin solid #000000" style:vertical-align="automatic" fo:background-color="#CCFFFF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96" style:family="table-cell" style:parent-style-name="Milliers" style:data-style-name="N0"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0">
      <style:table-cell-properties style:vertical-align="middle" fo:wrap-option="wrap" fo:background-color="#99CCFF" style:repeat-content="false"/>
      <style:paragraph-properties fo:text-align="center"/>
      <style:text-properties fo:color="#333333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99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000FF" style:text-underline-style="solid" style:text-underline-type="single"/>
    </style:style>
    <style:style style:name="ce10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.47625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0.3175cm"/>
    </style:style>
    <style:style style:name="co5" style:family="table-column">
      <style:table-column-properties fo:break-before="auto" style:column-width="8.70479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6.429375cm"/>
    </style:style>
    <style:style style:name="co9" style:family="table-column">
      <style:table-column-properties fo:break-before="auto" style:column-width="7.09083333333333cm"/>
    </style:style>
    <style:style style:name="co10" style:family="table-column">
      <style:table-column-properties fo:break-before="auto" style:column-width="2.48708333333333cm" style:use-optimal-column-width="true"/>
    </style:style>
    <style:style style:name="co11" style:family="table-column">
      <style:table-column-properties fo:break-before="auto" style:column-width="5.13291666666667cm"/>
    </style:style>
    <style:style style:name="co12" style:family="table-column">
      <style:table-column-properties fo:break-before="auto" style:column-width="3.83645833333333cm"/>
    </style:style>
    <style:style style:name="co13" style:family="table-column">
      <style:table-column-properties fo:break-before="auto" style:column-width="4.445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3.413125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2225cm" style:use-optimal-column-width="true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35479166666667cm"/>
    </style:style>
    <style:style style:name="co22" style:family="table-column">
      <style:table-column-properties fo:break-before="auto" style:column-width="8.41375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3.54541666666667cm"/>
    </style:style>
    <style:style style:name="co25" style:family="table-column">
      <style:table-column-properties fo:break-before="auto" style:column-width="0.714375cm"/>
    </style:style>
    <style:style style:name="co26" style:family="table-column">
      <style:table-column-properties fo:break-before="auto" style:column-width="8.46666666666667cm"/>
    </style:style>
    <style:style style:name="co27" style:family="table-column">
      <style:table-column-properties fo:break-before="auto" style:column-width="2.72520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6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15.95pt" style:use-optimal-row-height="false" fo:break-before="auto"/>
    </style:style>
    <style:style style:name="ro7" style:family="table-row">
      <style:table-row-properties style:row-height="20.25pt" style:use-optimal-row-height="true" fo:break-before="auto"/>
    </style:style>
    <style:style style:name="ro8" style:family="table-row">
      <style:table-row-properties style:row-height="4.5pt" style:use-optimal-row-height="false" fo:break-before="auto"/>
    </style:style>
    <style:style style:name="ro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10">
      <style:graphic-properties fo:wrap-option="wrap" fo:padding-top="0.025in" fo:padding-bottom="0in" fo:padding-left="0.03in" fo:padding-right="0.03in" draw:textarea-vertical-align="top" draw:textarea-horizontal-align="center" draw:fill="solid" draw:fill-color="#ffffff" draw:opacity="100%" draw:stroke="solid" svg:stroke-width="0.01389in" svg:stroke-color="#0000ff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12">
      <style:graphic-properties draw:fill="none" draw:stroke="solid" svg:stroke-width="0.01042in" svg:stroke-color="#000000" draw:marker-end="a11" svg:stroke-opacity="100%" draw:stroke-linejoin="round"/>
    </style:style>
    <style:style style:family="text" style:name="a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fr" fo:country="FR" fo:font-style="normal" style:font-style-asian="normal" style:font-style-complex="normal" fo:text-shadow="0.02778in 0.02778in 0pc #c0c0c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draw:fill="none" draw:stroke="solid" svg:stroke-width="0.01042in" svg:stroke-color="#000000" draw:marker-end="a13" svg:stroke-opacity="100%" draw:stroke-linejoin="round"/>
    </style:style>
    <style:style style:family="text" style:name="a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fr" fo:country="FR" fo:font-style="normal" style:font-style-asian="normal" style:font-style-complex="normal" fo:text-shadow="0.02778in 0.02778in 0pc #c0c0c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draw:fill="none" draw:stroke="solid" svg:stroke-width="0.01389in" svg:stroke-color="#ff0000" draw:marker-end="a15" svg:stroke-opacity="100%" draw:stroke-linejoin="round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center" draw:fill="gradient" draw:fill-gradient-name="a4" draw:stroke="solid" svg:stroke-width="0.01389in" svg:stroke-color="#eaeaea" svg:stroke-opacity="100%" draw:stroke-linejoin="round" draw:shadow="visible" draw:shadow-offset-x="0.02778in" draw:shadow-offset-y="0.02778in" draw:shadow-color="#c0c0c0" draw:shadow-opacity="100%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none" draw:stroke="solid" svg:stroke-width="0.01042in" svg:stroke-color="#000000" draw:marker-end="a17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text" style:name="a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draw:fill="none" draw:stroke="solid" svg:stroke-width="0.01389in" svg:stroke-color="#0000ff" svg:stroke-opacity="100%" draw:stroke-linejoin="round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5in" fo:padding-bottom="0in" fo:padding-left="0.03in" fo:padding-right="0.03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draw:fill="none" draw:stroke="solid" svg:stroke-width="0.01042in" svg:stroke-color="#000000" draw:marker-end="a22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Menu" table:style-name="ta1"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1" table:number-columns-repeated="16380" table:default-cell-style-name="ce75"/>
        <table:table-row table:number-rows-repeated="4" table:style-name="ro1">
          <table:table-cell table:number-columns-repeated="16384"/>
        </table:table-row>
        <table:table-row table:style-name="ro1">
          <table:table-cell table:style-name="ce75">
            <draw:custom-shape xmlns:presentation="urn:oasis:names:tc:opendocument:xmlns:presentation:1.0" svg:x="0.28125in" svg:y="0.17708in" svg:width="5.17708in" svg:height="0.70833in" draw:z-index="1" draw:id="id0" draw:style-name="a5" draw:name="WordArt 1">
              <svg:desc/>
              <text:p text:style-name="a1" text:class-names="" text:cond-style-name=""><text:span text:style-name="a0" text:class-names="">Étude de gestion</text:span></text:p>
              <text:p text:style-name="a3" text:class-names="" text:cond-style-name=""><text:span text:style-name="a2" text:class-names="">prévisionnelle</text:span></text:p>
              <draw:enhanced-geometry xmlns:dr3d="urn:oasis:names:tc:opendocument:xmlns:dr3d:1.0" draw:type="non-primitive" svg:viewBox="0 0 21600 21600" draw:enhanced-path="M ?f20 ?f2 L ?f21 ?f2 N M ?f22 ?f3 L ?f23 ?f3 N" draw:text-areas="?f24 ?f26 ?f25 ?f27" draw:text-path-mode="shape" draw:modifiers="50000" draw:text-path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75"/>
          <table:table-cell table:style-name="ce75">
            <draw:custom-shape xmlns:presentation="urn:oasis:names:tc:opendocument:xmlns:presentation:1.0" svg:x="0.03125in" svg:y="0.10417in" svg:width="0.09375in" svg:height="1.97917in" draw:z-index="2" draw:id="id1" draw:style-name="a6" draw:name="AutoShape 2">
              <svg:desc/>
    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.0001, -360.0001" draw:modifiers="175926 50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1"/>
                <draw:equation draw:name="f13" draw:formula="$0"/>
                <draw:equation draw:name="f14" draw:formula="?f10 * ?f13 / 100000"/>
                <draw:equation draw:name="f15" draw:formula="?f6 * ?f12 / 100000"/>
                <draw:equation draw:name="f16" draw:formula="?f15 + ?f14"/>
                <draw:equation draw:name="f17" draw:formula="2700000 + ?f1"/>
                <draw:equation draw:name="f18" draw:formula="?f17 * ?f11 / ?f0"/>
                <draw:equation draw:name="f19" draw:formula="0 - ?f18"/>
                <draw:equation draw:name="f20" draw:formula="sin(?f19)"/>
                <draw:equation draw:name="f21" draw:formula="0 - ?f20"/>
                <draw:equation draw:name="f22" draw:formula="?f21 * ?f8"/>
                <draw:equation draw:name="f23" draw:formula="cos(?f19)"/>
                <draw:equation draw:name="f24" draw:formula="0 - ?f23"/>
                <draw:equation draw:name="f25" draw:formula="?f24 * ?f14"/>
                <draw:equation draw:name="f26" draw:formula="?f3 - ?f22"/>
                <draw:equation draw:name="f27" draw:formula="?f14 - ?f25"/>
                <draw:equation draw:name="f28" draw:formula="?f5 + ?f25 - ?f14"/>
                <draw:equation draw:name="f29" draw:formula="21550000 - ?f1"/>
                <draw:equation draw:name="f30" draw:formula="if(?f29, ?f1, 21550000)"/>
                <draw:equation draw:name="f31" draw:formula="-21550000 - ?f30"/>
                <draw:equation draw:name="f32" draw:formula="if(?f31, -21550000, ?f30)"/>
                <draw:equation draw:name="f33" draw:formula="?f1 + ?f32"/>
                <draw:equation draw:name="f34" draw:formula="?f1 + ?f1"/>
                <draw:equation draw:name="f35" draw:formula="?f34 * ?f11 / ?f0"/>
                <draw:equation draw:name="f36" draw:formula="0 - ?f35"/>
                <draw:equation draw:name="f37" draw:formula="cos(?f36)"/>
                <draw:equation draw:name="f38" draw:formula="0 - ?f37"/>
                <draw:equation draw:name="f39" draw:formula="?f38 * ?f8"/>
                <draw:equation draw:name="f40" draw:formula="sin(?f36)"/>
                <draw:equation draw:name="f41" draw:formula="0 - ?f40"/>
                <draw:equation draw:name="f42" draw:formula="?f41 * ?f14"/>
                <draw:equation draw:name="f43" draw:formula="sqrt(?f39 * ?f39 + ?f42 * ?f42 + 0 * 0)"/>
                <draw:equation draw:name="f44" draw:formula="?f8 * ?f14 / ?f43"/>
                <draw:equation draw:name="f45" draw:formula="?f41 * ?f44"/>
                <draw:equation draw:name="f46" draw:formula="?f3 - ?f45"/>
                <draw:equation draw:name="f47" draw:formula="?f38 * ?f44"/>
                <draw:equation draw:name="f48" draw:formula="?f5 - ?f47"/>
                <draw:equation draw:name="f49" draw:formula="?f46 - ?f8"/>
                <draw:equation draw:name="f50" draw:formula="?f48 - ?f14"/>
                <draw:equation draw:name="f51" draw:formula="?f46 + ?f8"/>
                <draw:equation draw:name="f52" draw:formula="?f48 + ?f14"/>
                <draw:equation draw:name="f53" draw:formula="?f33 + ?f1"/>
                <draw:equation draw:name="f54" draw:formula="?f53 * ?f11 / ?f0"/>
                <draw:equation draw:name="f55" draw:formula="0 - ?f54"/>
                <draw:equation draw:name="f56" draw:formula="cos(?f55)"/>
                <draw:equation draw:name="f57" draw:formula="0 - ?f56"/>
                <draw:equation draw:name="f58" draw:formula="?f57 * ?f8"/>
                <draw:equation draw:name="f59" draw:formula="sin(?f55)"/>
                <draw:equation draw:name="f60" draw:formula="0 - ?f59"/>
                <draw:equation draw:name="f61" draw:formula="?f60 * ?f14"/>
                <draw:equation draw:name="f62" draw:formula="sqrt(?f58 * ?f58 + ?f61 * ?f61 + 0 * 0)"/>
                <draw:equation draw:name="f63" draw:formula="?f8 * ?f14 / ?f62"/>
                <draw:equation draw:name="f64" draw:formula="?f60 * ?f63"/>
                <draw:equation draw:name="f65" draw:formula="?f46 + ?f64"/>
                <draw:equation draw:name="f66" draw:formula="?f57 * ?f63"/>
                <draw:equation draw:name="f67" draw:formula="?f48 + ?f66"/>
                <draw:equation draw:name="f68" draw:formula="if(?f32, ?f3, ?f49)"/>
                <draw:equation draw:name="f69" draw:formula="if(?f32, ?f5, ?f50)"/>
                <draw:equation draw:name="f70" draw:formula="if(?f32, ?f3, ?f51)"/>
                <draw:equation draw:name="f71" draw:formula="if(?f32, ?f5, ?f52)"/>
                <draw:equation draw:name="f72" draw:formula="if(?f32, ?f49, ?f65)"/>
                <draw:equation draw:name="f73" draw:formula="if(?f32, ?f50, ?f67)"/>
                <draw:equation draw:name="f74" draw:formula="if(?f32, ?f51, ?f65)"/>
                <draw:equation draw:name="f75" draw:formula="if(?f32, ?f52, ?f67)"/>
                <draw:equation draw:name="f76" draw:formula="21550000 - -5400000"/>
                <draw:equation draw:name="f77" draw:formula="if(?f76, -5400000, 21550000)"/>
                <draw:equation draw:name="f78" draw:formula="-21550000 - ?f77"/>
                <draw:equation draw:name="f79" draw:formula="if(?f78, -21550000, ?f77)"/>
                <draw:equation draw:name="f80" draw:formula="0 + ?f79"/>
                <draw:equation draw:name="f81" draw:formula="0 + ?f1"/>
                <draw:equation draw:name="f82" draw:formula="?f81 * ?f11 / ?f0"/>
                <draw:equation draw:name="f83" draw:formula="0 - ?f82"/>
                <draw:equation draw:name="f84" draw:formula="cos(?f83)"/>
                <draw:equation draw:name="f85" draw:formula="0 - ?f84"/>
                <draw:equation draw:name="f86" draw:formula="?f85 * ?f8"/>
                <draw:equation draw:name="f87" draw:formula="sin(?f83)"/>
                <draw:equation draw:name="f88" draw:formula="0 - ?f87"/>
                <draw:equation draw:name="f89" draw:formula="?f88 * ?f14"/>
                <draw:equation draw:name="f90" draw:formula="sqrt(?f86 * ?f86 + ?f89 * ?f89 + 0 * 0)"/>
                <draw:equation draw:name="f91" draw:formula="?f8 * ?f14 / ?f90"/>
                <draw:equation draw:name="f92" draw:formula="?f88 * ?f91"/>
                <draw:equation draw:name="f93" draw:formula="?f9 - ?f92"/>
                <draw:equation draw:name="f94" draw:formula="?f85 * ?f91"/>
                <draw:equation draw:name="f95" draw:formula="?f16 - ?f94"/>
                <draw:equation draw:name="f96" draw:formula="?f93 - ?f8"/>
                <draw:equation draw:name="f97" draw:formula="?f95 - ?f14"/>
                <draw:equation draw:name="f98" draw:formula="?f93 + ?f8"/>
                <draw:equation draw:name="f99" draw:formula="?f95 + ?f14"/>
                <draw:equation draw:name="f100" draw:formula="?f80 + ?f1"/>
                <draw:equation draw:name="f101" draw:formula="?f100 * ?f11 / ?f0"/>
                <draw:equation draw:name="f102" draw:formula="0 - ?f101"/>
                <draw:equation draw:name="f103" draw:formula="cos(?f102)"/>
                <draw:equation draw:name="f104" draw:formula="0 - ?f103"/>
                <draw:equation draw:name="f105" draw:formula="?f104 * ?f8"/>
                <draw:equation draw:name="f106" draw:formula="sin(?f102)"/>
                <draw:equation draw:name="f107" draw:formula="0 - ?f106"/>
                <draw:equation draw:name="f108" draw:formula="?f107 * ?f14"/>
                <draw:equation draw:name="f109" draw:formula="sqrt(?f105 * ?f105 + ?f108 * ?f108 + 0 * 0)"/>
                <draw:equation draw:name="f110" draw:formula="?f8 * ?f14 / ?f109"/>
                <draw:equation draw:name="f111" draw:formula="?f107 * ?f110"/>
                <draw:equation draw:name="f112" draw:formula="?f93 + ?f111"/>
                <draw:equation draw:name="f113" draw:formula="?f104 * ?f110"/>
                <draw:equation draw:name="f114" draw:formula="?f95 + ?f113"/>
                <draw:equation draw:name="f115" draw:formula="if(?f79, ?f9, ?f96)"/>
                <draw:equation draw:name="f116" draw:formula="if(?f79, ?f16, ?f97)"/>
                <draw:equation draw:name="f117" draw:formula="if(?f79, ?f9, ?f98)"/>
                <draw:equation draw:name="f118" draw:formula="if(?f79, ?f16, ?f99)"/>
                <draw:equation draw:name="f119" draw:formula="if(?f79, ?f96, ?f112)"/>
                <draw:equation draw:name="f120" draw:formula="if(?f79, ?f97, ?f114)"/>
                <draw:equation draw:name="f121" draw:formula="if(?f79, ?f98, ?f112)"/>
                <draw:equation draw:name="f122" draw:formula="if(?f79, ?f99, ?f114)"/>
                <draw:equation draw:name="f123" draw:formula="?f1 + ?f79"/>
                <draw:equation draw:name="f124" draw:formula="?f112 - ?f45"/>
                <draw:equation draw:name="f125" draw:formula="?f114 - ?f47"/>
                <draw:equation draw:name="f126" draw:formula="?f124 - ?f8"/>
                <draw:equation draw:name="f127" draw:formula="?f125 - ?f14"/>
                <draw:equation draw:name="f128" draw:formula="?f124 + ?f8"/>
                <draw:equation draw:name="f129" draw:formula="?f125 + ?f14"/>
                <draw:equation draw:name="f130" draw:formula="?f123 + ?f1"/>
                <draw:equation draw:name="f131" draw:formula="?f130 * ?f11 / ?f0"/>
                <draw:equation draw:name="f132" draw:formula="0 - ?f131"/>
                <draw:equation draw:name="f133" draw:formula="cos(?f132)"/>
                <draw:equation draw:name="f134" draw:formula="0 - ?f133"/>
                <draw:equation draw:name="f135" draw:formula="?f134 * ?f8"/>
                <draw:equation draw:name="f136" draw:formula="sin(?f132)"/>
                <draw:equation draw:name="f137" draw:formula="0 - ?f136"/>
                <draw:equation draw:name="f138" draw:formula="?f137 * ?f14"/>
                <draw:equation draw:name="f139" draw:formula="sqrt(?f135 * ?f135 + ?f138 * ?f138 + 0 * 0)"/>
                <draw:equation draw:name="f140" draw:formula="?f8 * ?f14 / ?f139"/>
                <draw:equation draw:name="f141" draw:formula="?f137 * ?f140"/>
                <draw:equation draw:name="f142" draw:formula="?f124 + ?f141"/>
                <draw:equation draw:name="f143" draw:formula="?f134 * ?f140"/>
                <draw:equation draw:name="f144" draw:formula="?f125 + ?f143"/>
                <draw:equation draw:name="f145" draw:formula="if(?f79, ?f112, ?f126)"/>
                <draw:equation draw:name="f146" draw:formula="if(?f79, ?f114, ?f127)"/>
                <draw:equation draw:name="f147" draw:formula="if(?f79, ?f112, ?f128)"/>
                <draw:equation draw:name="f148" draw:formula="if(?f79, ?f114, ?f129)"/>
                <draw:equation draw:name="f149" draw:formula="if(?f79, ?f126, ?f142)"/>
                <draw:equation draw:name="f150" draw:formula="if(?f79, ?f127, ?f144)"/>
                <draw:equation draw:name="f151" draw:formula="if(?f79, ?f128, ?f142)"/>
                <draw:equation draw:name="f152" draw:formula="if(?f79, ?f129, ?f144)"/>
                <draw:equation draw:name="f153" draw:formula="?f0 + ?f32"/>
                <draw:equation draw:name="f154" draw:formula="?f0 + ?f1"/>
                <draw:equation draw:name="f155" draw:formula="?f154 * ?f11 / ?f0"/>
                <draw:equation draw:name="f156" draw:formula="0 - ?f155"/>
                <draw:equation draw:name="f157" draw:formula="cos(?f156)"/>
                <draw:equation draw:name="f158" draw:formula="0 - ?f157"/>
                <draw:equation draw:name="f159" draw:formula="?f158 * ?f8"/>
                <draw:equation draw:name="f160" draw:formula="sin(?f156)"/>
                <draw:equation draw:name="f161" draw:formula="0 - ?f160"/>
                <draw:equation draw:name="f162" draw:formula="?f161 * ?f14"/>
                <draw:equation draw:name="f163" draw:formula="sqrt(?f159 * ?f159 + ?f162 * ?f162 + 0 * 0)"/>
                <draw:equation draw:name="f164" draw:formula="?f8 * ?f14 / ?f163"/>
                <draw:equation draw:name="f165" draw:formula="?f161 * ?f164"/>
                <draw:equation draw:name="f166" draw:formula="?f9 - ?f165"/>
                <draw:equation draw:name="f167" draw:formula="?f158 * ?f164"/>
                <draw:equation draw:name="f168" draw:formula="?f14 - ?f167"/>
                <draw:equation draw:name="f169" draw:formula="?f166 - ?f8"/>
                <draw:equation draw:name="f170" draw:formula="?f168 - ?f14"/>
                <draw:equation draw:name="f171" draw:formula="?f166 + ?f8"/>
                <draw:equation draw:name="f172" draw:formula="?f168 + ?f14"/>
                <draw:equation draw:name="f173" draw:formula="?f153 + ?f1"/>
                <draw:equation draw:name="f174" draw:formula="?f173 * ?f11 / ?f0"/>
                <draw:equation draw:name="f175" draw:formula="0 - ?f174"/>
                <draw:equation draw:name="f176" draw:formula="cos(?f175)"/>
                <draw:equation draw:name="f177" draw:formula="0 - ?f176"/>
                <draw:equation draw:name="f178" draw:formula="?f177 * ?f8"/>
                <draw:equation draw:name="f179" draw:formula="sin(?f175)"/>
                <draw:equation draw:name="f180" draw:formula="0 - ?f179"/>
                <draw:equation draw:name="f181" draw:formula="?f180 * ?f14"/>
                <draw:equation draw:name="f182" draw:formula="sqrt(?f178 * ?f178 + ?f181 * ?f181 + 0 * 0)"/>
                <draw:equation draw:name="f183" draw:formula="?f8 * ?f14 / ?f182"/>
                <draw:equation draw:name="f184" draw:formula="?f180 * ?f183"/>
                <draw:equation draw:name="f185" draw:formula="?f166 + ?f184"/>
                <draw:equation draw:name="f186" draw:formula="?f177 * ?f183"/>
                <draw:equation draw:name="f187" draw:formula="?f168 + ?f186"/>
                <draw:equation draw:name="f188" draw:formula="if(?f32, ?f9, ?f169)"/>
                <draw:equation draw:name="f189" draw:formula="if(?f32, ?f14, ?f170)"/>
                <draw:equation draw:name="f190" draw:formula="if(?f32, ?f9, ?f171)"/>
                <draw:equation draw:name="f191" draw:formula="if(?f32, ?f14, ?f172)"/>
                <draw:equation draw:name="f192" draw:formula="if(?f32, ?f169, ?f185)"/>
                <draw:equation draw:name="f193" draw:formula="if(?f32, ?f170, ?f187)"/>
                <draw:equation draw:name="f194" draw:formula="if(?f32, ?f171, ?f185)"/>
                <draw:equation draw:name="f195" draw:formula="if(?f32, ?f172, ?f187)"/>
              </draw:enhanced-geometry>
            </draw:custom-shape>
          </table:table-cell>
          <table:table-cell office:value-type="string" table:style-name="ce78">
            <text:p><text:a xlink:href="#para">1°</text:a></text:p>
          </table:table-cell>
          <table:table-cell table:style-name="ce75"/>
          <table:table-cell office:value-type="string" table:style-name="ce75">
            <text:p>Saisir les paramètres utiles à la résolution du problème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75"/>
          <table:table-cell office:value-type="string" table:style-name="ce85">
            <text:p><text:a xlink:href="#bfr">2°</text:a></text:p>
          </table:table-cell>
          <table:table-cell table:style-name="ce75"/>
          <table:table-cell office:value-type="string" table:style-name="ce75">
            <text:p>Visualiser le besoin en fonds de roulement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97">
            <text:p>Cliquez sur le n° choisi</text:p>
          </table:table-cell>
          <table:table-cell table:number-columns-repeated="16383" table:style-name="ce75"/>
        </table:table-row>
        <table:table-row table:style-name="ro1">
          <table:covered-table-cell/>
          <table:table-cell table:number-columns-repeated="16383" table:style-name="ce75"/>
        </table:table-row>
        <table:table-row table:style-name="ro1">
          <table:table-cell table:number-columns-repeated="2"/>
          <table:table-cell office:value-type="string" table:style-name="ce85">
            <text:p><text:a xlink:href="#seur">3°</text:a></text:p>
          </table:table-cell>
          <table:table-cell table:style-name="ce75"/>
          <table:table-cell office:value-type="string" table:style-name="ce75">
            <text:p>Visualiser le seuil de rentabilité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5">
            <text:p><text:a xlink:href="#seut">4°</text:a></text:p>
          </table:table-cell>
          <table:table-cell table:style-name="ce75"/>
          <table:table-cell office:value-type="string" table:style-name="ce75">
            <text:p>Visualiser le seuil de trésorerie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number-columns-repeated="16382" table:style-name="ce75"/>
        </table:table-row>
        <table:table-row table:number-rows-repeated="1048555" table:style-name="ro1">
          <table:table-cell table:number-columns-repeated="16384"/>
        </table:table-row>
      </table:table>
      <table:table table:name="Paramètres" table:style-name="ta2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number-columns-repeated="16381" table:default-cell-style-name="ce8"/>
        <table:table-row table:style-name="ro1">
          <table:table-cell office:value-type="string" table:number-columns-spanned="3" table:number-rows-spanned="1" table:style-name="ce98">
            <text:p>Zone de saisie des paramètres utiles aux calculs</text:p>
          </table:table-cell>
          <table:covered-table-cell table:number-columns-repeated="2"/>
          <table:table-cell table:number-columns-repeated="16381" table:style-name="ce8"/>
        </table:table-row>
        <table:table-row table:style-name="ro3">
          <table:table-cell table:number-columns-repeated="16384" table:style-name="ce8"/>
        </table:table-row>
        <table:table-row table:style-name="ro1">
          <table:table-cell office:value-type="string" table:style-name="ce19">
            <text:p>CA moyen annuel HT</text:p>
          </table:table-cell>
          <table:table-cell office:value-type="float" office:value="300000" table:style-name="ce13">
            <text:p><text:s/>300 000<text:s text:c="3"/></text:p>
          </table:table-cell>
          <table:table-cell office:value-type="string" table:style-name="ce8">
            <text:p>euros</text:p>
          </table:table-cell>
          <table:table-cell office:value-type="string" table:style-name="ce18">
            <text:p>CAHT</text:p>
            <draw:custom-shape xmlns:presentation="urn:oasis:names:tc:opendocument:xmlns:presentation:1.0" svg:x="0.625in" svg:y="0in" svg:width="0.08333in" svg:height="3.74884in" draw:z-index="1" draw:id="id2" draw:style-name="a7" draw:name="AutoShape 1">
              <svg:desc/>
    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.0001, -360.0001" draw:modifiers="372917 5000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?f8 / 2"/>
                <draw:equation draw:name="f10" draw:formula="?f3 + ?f9"/>
                <draw:equation draw:name="f11" draw:formula="min(?f8, ?f7)"/>
                <draw:equation draw:name="f12" draw:formula="5419351 / 1725033"/>
                <draw:equation draw:name="f13" draw:formula="$1"/>
                <draw:equation draw:name="f14" draw:formula="$0"/>
                <draw:equation draw:name="f15" draw:formula="?f11 * ?f14 / 100000"/>
                <draw:equation draw:name="f16" draw:formula="?f7 * ?f13 / 100000"/>
                <draw:equation draw:name="f17" draw:formula="?f16 - ?f15"/>
                <draw:equation draw:name="f18" draw:formula="?f6 - ?f15"/>
                <draw:equation draw:name="f19" draw:formula="2700000 + ?f2"/>
                <draw:equation draw:name="f20" draw:formula="?f19 * ?f12 / ?f1"/>
                <draw:equation draw:name="f21" draw:formula="0 - ?f20"/>
                <draw:equation draw:name="f22" draw:formula="sin(?f21)"/>
                <draw:equation draw:name="f23" draw:formula="0 - ?f22"/>
                <draw:equation draw:name="f24" draw:formula="?f23 * ?f9"/>
                <draw:equation draw:name="f25" draw:formula="cos(?f21)"/>
                <draw:equation draw:name="f26" draw:formula="0 - ?f25"/>
                <draw:equation draw:name="f27" draw:formula="?f26 * ?f15"/>
                <draw:equation draw:name="f28" draw:formula="?f3 + ?f24"/>
                <draw:equation draw:name="f29" draw:formula="?f15 - ?f27"/>
                <draw:equation draw:name="f30" draw:formula="?f6 + ?f27 - ?f15"/>
                <draw:equation draw:name="f31" draw:formula="21550000 - ?f2"/>
                <draw:equation draw:name="f32" draw:formula="if(?f31, ?f2, 21550000)"/>
                <draw:equation draw:name="f33" draw:formula="-21550000 - ?f32"/>
                <draw:equation draw:name="f34" draw:formula="if(?f33, -21550000, ?f32)"/>
                <draw:equation draw:name="f35" draw:formula="?f0 + ?f34"/>
                <draw:equation draw:name="f36" draw:formula="?f0 + ?f2"/>
                <draw:equation draw:name="f37" draw:formula="?f36 * ?f12 / ?f1"/>
                <draw:equation draw:name="f38" draw:formula="0 - ?f37"/>
                <draw:equation draw:name="f39" draw:formula="cos(?f38)"/>
                <draw:equation draw:name="f40" draw:formula="0 - ?f39"/>
                <draw:equation draw:name="f41" draw:formula="?f40 * ?f9"/>
                <draw:equation draw:name="f42" draw:formula="sin(?f38)"/>
                <draw:equation draw:name="f43" draw:formula="0 - ?f42"/>
                <draw:equation draw:name="f44" draw:formula="?f43 * ?f15"/>
                <draw:equation draw:name="f45" draw:formula="sqrt(?f41 * ?f41 + ?f44 * ?f44 + 0 * 0)"/>
                <draw:equation draw:name="f46" draw:formula="?f9 * ?f15 / ?f45"/>
                <draw:equation draw:name="f47" draw:formula="?f43 * ?f46"/>
                <draw:equation draw:name="f48" draw:formula="?f3 - ?f47"/>
                <draw:equation draw:name="f49" draw:formula="?f40 * ?f46"/>
                <draw:equation draw:name="f50" draw:formula="?f5 - ?f49"/>
                <draw:equation draw:name="f51" draw:formula="?f48 - ?f9"/>
                <draw:equation draw:name="f52" draw:formula="?f50 - ?f15"/>
                <draw:equation draw:name="f53" draw:formula="?f48 + ?f9"/>
                <draw:equation draw:name="f54" draw:formula="?f50 + ?f15"/>
                <draw:equation draw:name="f55" draw:formula="?f35 + ?f2"/>
                <draw:equation draw:name="f56" draw:formula="?f55 * ?f12 / ?f1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9"/>
                <draw:equation draw:name="f61" draw:formula="sin(?f57)"/>
                <draw:equation draw:name="f62" draw:formula="0 - ?f61"/>
                <draw:equation draw:name="f63" draw:formula="?f62 * ?f15"/>
                <draw:equation draw:name="f64" draw:formula="sqrt(?f60 * ?f60 + ?f63 * ?f63 + 0 * 0)"/>
                <draw:equation draw:name="f65" draw:formula="?f9 * ?f15 / ?f64"/>
                <draw:equation draw:name="f66" draw:formula="?f62 * ?f65"/>
                <draw:equation draw:name="f67" draw:formula="?f48 + ?f66"/>
                <draw:equation draw:name="f68" draw:formula="?f59 * ?f65"/>
                <draw:equation draw:name="f69" draw:formula="?f50 + ?f68"/>
                <draw:equation draw:name="f70" draw:formula="if(?f34, ?f3, ?f51)"/>
                <draw:equation draw:name="f71" draw:formula="if(?f34, ?f5, ?f52)"/>
                <draw:equation draw:name="f72" draw:formula="if(?f34, ?f3, ?f53)"/>
                <draw:equation draw:name="f73" draw:formula="if(?f34, ?f5, ?f54)"/>
                <draw:equation draw:name="f74" draw:formula="if(?f34, ?f51, ?f67)"/>
                <draw:equation draw:name="f75" draw:formula="if(?f34, ?f52, ?f69)"/>
                <draw:equation draw:name="f76" draw:formula="if(?f34, ?f53, ?f67)"/>
                <draw:equation draw:name="f77" draw:formula="if(?f34, ?f54, ?f69)"/>
                <draw:equation draw:name="f78" draw:formula="21550000 - -5400000"/>
                <draw:equation draw:name="f79" draw:formula="if(?f78, -5400000, 21550000)"/>
                <draw:equation draw:name="f80" draw:formula="-21550000 - ?f79"/>
                <draw:equation draw:name="f81" draw:formula="if(?f80, -21550000, ?f79)"/>
                <draw:equation draw:name="f82" draw:formula="?f1 + ?f81"/>
                <draw:equation draw:name="f83" draw:formula="?f1 + ?f2"/>
                <draw:equation draw:name="f84" draw:formula="?f83 * ?f12 / ?f1"/>
                <draw:equation draw:name="f85" draw:formula="0 - ?f84"/>
                <draw:equation draw:name="f86" draw:formula="cos(?f85)"/>
                <draw:equation draw:name="f87" draw:formula="0 - ?f86"/>
                <draw:equation draw:name="f88" draw:formula="?f87 * ?f9"/>
                <draw:equation draw:name="f89" draw:formula="sin(?f85)"/>
                <draw:equation draw:name="f90" draw:formula="0 - ?f89"/>
                <draw:equation draw:name="f91" draw:formula="?f90 * ?f15"/>
                <draw:equation draw:name="f92" draw:formula="sqrt(?f88 * ?f88 + ?f91 * ?f91 + 0 * 0)"/>
                <draw:equation draw:name="f93" draw:formula="?f9 * ?f15 / ?f92"/>
                <draw:equation draw:name="f94" draw:formula="?f90 * ?f93"/>
                <draw:equation draw:name="f95" draw:formula="?f10 - ?f94"/>
                <draw:equation draw:name="f96" draw:formula="?f87 * ?f93"/>
                <draw:equation draw:name="f97" draw:formula="?f17 - ?f96"/>
                <draw:equation draw:name="f98" draw:formula="?f95 - ?f9"/>
                <draw:equation draw:name="f99" draw:formula="?f97 - ?f15"/>
                <draw:equation draw:name="f100" draw:formula="?f95 + ?f9"/>
                <draw:equation draw:name="f101" draw:formula="?f97 + ?f15"/>
                <draw:equation draw:name="f102" draw:formula="?f82 + ?f2"/>
                <draw:equation draw:name="f103" draw:formula="?f102 * ?f12 / ?f1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9"/>
                <draw:equation draw:name="f108" draw:formula="sin(?f104)"/>
                <draw:equation draw:name="f109" draw:formula="0 - ?f108"/>
                <draw:equation draw:name="f110" draw:formula="?f109 * ?f15"/>
                <draw:equation draw:name="f111" draw:formula="sqrt(?f107 * ?f107 + ?f110 * ?f110 + 0 * 0)"/>
                <draw:equation draw:name="f112" draw:formula="?f9 * ?f15 / ?f111"/>
                <draw:equation draw:name="f113" draw:formula="?f109 * ?f112"/>
                <draw:equation draw:name="f114" draw:formula="?f95 + ?f113"/>
                <draw:equation draw:name="f115" draw:formula="?f106 * ?f112"/>
                <draw:equation draw:name="f116" draw:formula="?f97 + ?f115"/>
                <draw:equation draw:name="f117" draw:formula="if(?f81, ?f10, ?f98)"/>
                <draw:equation draw:name="f118" draw:formula="if(?f81, ?f17, ?f99)"/>
                <draw:equation draw:name="f119" draw:formula="if(?f81, ?f10, ?f100)"/>
                <draw:equation draw:name="f120" draw:formula="if(?f81, ?f17, ?f101)"/>
                <draw:equation draw:name="f121" draw:formula="if(?f81, ?f98, ?f114)"/>
                <draw:equation draw:name="f122" draw:formula="if(?f81, ?f99, ?f116)"/>
                <draw:equation draw:name="f123" draw:formula="if(?f81, ?f100, ?f114)"/>
                <draw:equation draw:name="f124" draw:formula="if(?f81, ?f101, ?f116)"/>
                <draw:equation draw:name="f125" draw:formula="?f0 + ?f81"/>
                <draw:equation draw:name="f126" draw:formula="?f114 - ?f47"/>
                <draw:equation draw:name="f127" draw:formula="?f116 - ?f49"/>
                <draw:equation draw:name="f128" draw:formula="?f126 - ?f9"/>
                <draw:equation draw:name="f129" draw:formula="?f127 - ?f15"/>
                <draw:equation draw:name="f130" draw:formula="?f126 + ?f9"/>
                <draw:equation draw:name="f131" draw:formula="?f127 + ?f15"/>
                <draw:equation draw:name="f132" draw:formula="?f125 + ?f2"/>
                <draw:equation draw:name="f133" draw:formula="?f132 * ?f12 / ?f1"/>
                <draw:equation draw:name="f134" draw:formula="0 - ?f133"/>
                <draw:equation draw:name="f135" draw:formula="cos(?f134)"/>
                <draw:equation draw:name="f136" draw:formula="0 - ?f135"/>
                <draw:equation draw:name="f137" draw:formula="?f136 * ?f9"/>
                <draw:equation draw:name="f138" draw:formula="sin(?f134)"/>
                <draw:equation draw:name="f139" draw:formula="0 - ?f138"/>
                <draw:equation draw:name="f140" draw:formula="?f139 * ?f15"/>
                <draw:equation draw:name="f141" draw:formula="sqrt(?f137 * ?f137 + ?f140 * ?f140 + 0 * 0)"/>
                <draw:equation draw:name="f142" draw:formula="?f9 * ?f15 / ?f141"/>
                <draw:equation draw:name="f143" draw:formula="?f139 * ?f142"/>
                <draw:equation draw:name="f144" draw:formula="?f126 + ?f143"/>
                <draw:equation draw:name="f145" draw:formula="?f136 * ?f142"/>
                <draw:equation draw:name="f146" draw:formula="?f127 + ?f145"/>
                <draw:equation draw:name="f147" draw:formula="if(?f81, ?f114, ?f128)"/>
                <draw:equation draw:name="f148" draw:formula="if(?f81, ?f116, ?f129)"/>
                <draw:equation draw:name="f149" draw:formula="if(?f81, ?f114, ?f130)"/>
                <draw:equation draw:name="f150" draw:formula="if(?f81, ?f116, ?f131)"/>
                <draw:equation draw:name="f151" draw:formula="if(?f81, ?f128, ?f144)"/>
                <draw:equation draw:name="f152" draw:formula="if(?f81, ?f129, ?f146)"/>
                <draw:equation draw:name="f153" draw:formula="if(?f81, ?f130, ?f144)"/>
                <draw:equation draw:name="f154" draw:formula="if(?f81, ?f131, ?f146)"/>
                <draw:equation draw:name="f155" draw:formula="0 + ?f34"/>
                <draw:equation draw:name="f156" draw:formula="0 + ?f2"/>
                <draw:equation draw:name="f157" draw:formula="?f156 * ?f12 / ?f1"/>
                <draw:equation draw:name="f158" draw:formula="0 - ?f157"/>
                <draw:equation draw:name="f159" draw:formula="cos(?f158)"/>
                <draw:equation draw:name="f160" draw:formula="0 - ?f159"/>
                <draw:equation draw:name="f161" draw:formula="?f160 * ?f9"/>
                <draw:equation draw:name="f162" draw:formula="sin(?f158)"/>
                <draw:equation draw:name="f163" draw:formula="0 - ?f162"/>
                <draw:equation draw:name="f164" draw:formula="?f163 * ?f15"/>
                <draw:equation draw:name="f165" draw:formula="sqrt(?f161 * ?f161 + ?f164 * ?f164 + 0 * 0)"/>
                <draw:equation draw:name="f166" draw:formula="?f9 * ?f15 / ?f165"/>
                <draw:equation draw:name="f167" draw:formula="?f163 * ?f166"/>
                <draw:equation draw:name="f168" draw:formula="?f10 - ?f167"/>
                <draw:equation draw:name="f169" draw:formula="?f160 * ?f166"/>
                <draw:equation draw:name="f170" draw:formula="?f18 - ?f169"/>
                <draw:equation draw:name="f171" draw:formula="?f168 - ?f9"/>
                <draw:equation draw:name="f172" draw:formula="?f170 - ?f15"/>
                <draw:equation draw:name="f173" draw:formula="?f168 + ?f9"/>
                <draw:equation draw:name="f174" draw:formula="?f170 + ?f15"/>
                <draw:equation draw:name="f175" draw:formula="?f155 + ?f2"/>
                <draw:equation draw:name="f176" draw:formula="?f175 * ?f12 / ?f1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9"/>
                <draw:equation draw:name="f181" draw:formula="sin(?f177)"/>
                <draw:equation draw:name="f182" draw:formula="0 - ?f181"/>
                <draw:equation draw:name="f183" draw:formula="?f182 * ?f15"/>
                <draw:equation draw:name="f184" draw:formula="sqrt(?f180 * ?f180 + ?f183 * ?f183 + 0 * 0)"/>
                <draw:equation draw:name="f185" draw:formula="?f9 * ?f15 / ?f184"/>
                <draw:equation draw:name="f186" draw:formula="?f182 * ?f185"/>
                <draw:equation draw:name="f187" draw:formula="?f168 + ?f186"/>
                <draw:equation draw:name="f188" draw:formula="?f179 * ?f185"/>
                <draw:equation draw:name="f189" draw:formula="?f170 + ?f188"/>
                <draw:equation draw:name="f190" draw:formula="if(?f34, ?f10, ?f171)"/>
                <draw:equation draw:name="f191" draw:formula="if(?f34, ?f18, ?f172)"/>
                <draw:equation draw:name="f192" draw:formula="if(?f34, ?f10, ?f173)"/>
                <draw:equation draw:name="f193" draw:formula="if(?f34, ?f18, ?f174)"/>
                <draw:equation draw:name="f194" draw:formula="if(?f34, ?f171, ?f187)"/>
                <draw:equation draw:name="f195" draw:formula="if(?f34, ?f172, ?f189)"/>
                <draw:equation draw:name="f196" draw:formula="if(?f34, ?f173, ?f187)"/>
                <draw:equation draw:name="f197" draw:formula="if(?f34, ?f174, ?f189)"/>
              </draw:enhanced-geometry>
            </draw:custom-shape>
          </table:table-cell>
          <table:table-cell table:number-columns-repeated="16380"/>
        </table:table-row>
        <table:table-row table:style-name="ro1">
          <table:table-cell office:value-type="string" table:style-name="ce20">
            <text:p>Taux de T.V.A.</text:p>
          </table:table-cell>
          <table:table-cell office:value-type="float" office:value="20" table:style-name="ce14">
            <text:p><text:s/>20,00<text:s text:c="3"/></text:p>
          </table:table-cell>
          <table:table-cell office:value-type="string" table:style-name="ce8">
            <text:p>%</text:p>
          </table:table-cell>
          <table:table-cell office:value-type="string" table:style-name="ce18">
            <text:p>TXTV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aux de marge</text:p>
          </table:table-cell>
          <table:table-cell office:value-type="float" office:value="10" table:style-name="ce14">
            <text:p><text:s/>10,00<text:s text:c="3"/></text:p>
          </table:table-cell>
          <table:table-cell office:value-type="string" table:style-name="ce8">
            <text:p>%</text:p>
          </table:table-cell>
          <table:table-cell office:value-type="string" table:style-name="ce18">
            <text:p>TXMA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Charges fixes</text:p>
          </table:table-cell>
          <table:table-cell office:value-type="float" office:value="20000" table:style-name="ce15">
            <text:p><text:s/>20 000<text:s text:c="3"/></text:p>
          </table:table-cell>
          <table:table-cell office:value-type="string" table:style-name="ce8">
            <text:p>euros</text:p>
          </table:table-cell>
          <table:table-cell office:value-type="string" table:style-name="ce18">
            <text:p>CHFX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Charges calculées</text:p>
          </table:table-cell>
          <table:table-cell table:style-name="ce15"/>
          <table:table-cell office:value-type="string" table:style-name="ce8">
            <text:p>euros</text:p>
          </table:table-cell>
          <table:table-cell office:value-type="string" table:style-name="ce18">
            <text:p>CHCA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Durée moyenne de stockage</text:p>
          </table:table-cell>
          <table:table-cell office:value-type="float" office:value="20" table:style-name="ce15">
            <text:p><text:s/>20<text:s text:c="3"/></text:p>
          </table:table-cell>
          <table:table-cell office:value-type="string" table:style-name="ce8">
            <text:p>jours</text:p>
          </table:table-cell>
          <table:table-cell office:value-type="string" table:style-name="ce18">
            <text:p>DUST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Durée moyenne de crédit clients</text:p>
          </table:table-cell>
          <table:table-cell office:value-type="float" office:value="50" table:style-name="ce15">
            <text:p><text:s/>50<text:s text:c="3"/></text:p>
          </table:table-cell>
          <table:table-cell office:value-type="string" table:style-name="ce8">
            <text:p>jours</text:p>
          </table:table-cell>
          <table:table-cell office:value-type="string" table:style-name="ce18">
            <text:p>DUCC</text:p>
          </table:table-cell>
          <table:table-cell table:style-name="ce8">
            <draw:custom-shape xmlns:presentation="urn:oasis:names:tc:opendocument:xmlns:presentation:1.0" svg:x="0.41667in" svg:y="0.13542in" svg:width="1.67708in" svg:height="0.80671in" draw:z-index="2" draw:id="id3" draw:style-name="a10" draw:name="AutoShape 2">
              <svg:desc/>
              <text:p text:style-name="a9" text:class-names="" text:cond-style-name=""><text:span text:style-name="a8" text:class-names="">Noms attribués aux cellules contenant les valeurs des paramètres en colonne B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79"/>
        </table:table-row>
        <table:table-row table:style-name="ro1">
          <table:table-cell office:value-type="string" table:style-name="ce20">
            <text:p>Durée moyenne de crédit fournisseurs</text:p>
          </table:table-cell>
          <table:table-cell office:value-type="float" office:value="50" table:style-name="ce15">
            <text:p><text:s/>50<text:s text:c="3"/></text:p>
          </table:table-cell>
          <table:table-cell office:value-type="string" table:style-name="ce8">
            <text:p>jours</text:p>
          </table:table-cell>
          <table:table-cell office:value-type="string" table:style-name="ce18">
            <text:p>DUCF</text:p>
          </table:table-cell>
          <table:table-cell table:number-columns-repeated="16380"/>
        </table:table-row>
        <table:table-row table:style-name="ro1">
          <table:table-cell table:style-name="ce20"/>
          <table:table-cell table:style-name="ce16"/>
          <table:table-cell table:style-name="ce8"/>
          <table:table-cell table:style-name="ce18">
            <draw:custom-shape xmlns:presentation="urn:oasis:names:tc:opendocument:xmlns:presentation:1.0" svg:x="0.8125in" svg:y="0.125in" svg:width="0.32292in" svg:height="0in" draw:z-index="3" draw:id="id4" draw:style-name="a12" draw:name="Line 3"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80"/>
        </table:table-row>
        <table:table-row table:style-name="ro1">
          <table:table-cell office:value-type="string" table:style-name="ce20">
            <text:p>Travaux d'aménagement à réaliser</text:p>
          </table:table-cell>
          <table:table-cell office:value-type="float" office:value="15000" table:style-name="ce15">
            <text:p><text:s/>15 000<text:s text:c="3"/></text:p>
          </table:table-cell>
          <table:table-cell office:value-type="string" table:style-name="ce8">
            <text:p>euros</text:p>
          </table:table-cell>
          <table:table-cell office:value-type="string" table:style-name="ce18">
            <text:p>TRAM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Emprunt bancaire</text:p>
          </table:table-cell>
          <table:table-cell office:value-type="float" office:value="20000" table:style-name="ce15">
            <text:p><text:s/>20 000<text:s text:c="3"/></text:p>
          </table:table-cell>
          <table:table-cell office:value-type="string" table:style-name="ce8">
            <text:p>euros</text:p>
          </table:table-cell>
          <table:table-cell office:value-type="string" table:style-name="ce18">
            <text:p>EMPR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aux annuel de l'emprunt</text:p>
          </table:table-cell>
          <table:table-cell office:value-type="float" office:value="6" table:style-name="ce76">
            <text:p><text:s/>6,00<text:s text:c="3"/></text:p>
          </table:table-cell>
          <table:table-cell office:value-type="string" table:style-name="ce8">
            <text:p>%</text:p>
          </table:table-cell>
          <table:table-cell office:value-type="string" table:style-name="ce18">
            <text:p>TXEM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Durée de l'emprunt</text:p>
          </table:table-cell>
          <table:table-cell office:value-type="float" office:value="10" table:style-name="ce15">
            <text:p><text:s/>10<text:s text:c="3"/></text:p>
          </table:table-cell>
          <table:table-cell office:value-type="string" table:style-name="ce8">
            <text:p>ans</text:p>
          </table:table-cell>
          <table:table-cell office:value-type="string" table:style-name="ce18">
            <text:p>DUEM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Périodicité (1;an-2;semestre;4-trimestre;12-mois)</text:p>
          </table:table-cell>
          <table:table-cell office:value-type="float" office:value="1" table:style-name="ce15">
            <text:p><text:s/>1<text:s text:c="3"/></text:p>
          </table:table-cell>
          <table:table-cell office:value-type="string" table:style-name="ce8">
            <text:p>période(s)</text:p>
          </table:table-cell>
          <table:table-cell office:value-type="string" table:style-name="ce18">
            <text:p>PERI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Date du 1er remboursement</text:p>
          </table:table-cell>
          <table:table-cell office:value-type="date" office:date-value="2012-01-01T00:00:00" table:style-name="ce77">
            <text:p>01/01/2012</text:p>
          </table:table-cell>
          <table:table-cell office:value-type="string" table:style-name="ce8">
            <text:p>date</text:p>
          </table:table-cell>
          <table:table-cell office:value-type="string" table:style-name="ce18">
            <text:p>DARE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20">
            <text:p>Apport personnel</text:p>
          </table:table-cell>
          <table:table-cell office:value-type="float" office:value="10000" table:style-name="ce15">
            <text:p><text:s/>10 000<text:s text:c="3"/></text:p>
          </table:table-cell>
          <table:table-cell office:value-type="string" table:style-name="ce8">
            <text:p>euros</text:p>
          </table:table-cell>
          <table:table-cell office:value-type="string" table:style-name="ce18">
            <text:p>APPO</text:p>
          </table:table-cell>
          <table:table-cell office:value-type="string" table:number-columns-spanned="3" table:number-rows-spanned="1" table:style-name="ce99">
            <text:p><text:a xlink:href="#menu">Retour au menu</text:a>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office:value-type="string" table:style-name="ce21">
            <text:p>Prélèvement mensuel ; besoins personnels</text:p>
          </table:table-cell>
          <table:table-cell office:value-type="float" office:value="1500" table:style-name="ce17">
            <text:p><text:s/>1 500<text:s text:c="3"/></text:p>
          </table:table-cell>
          <table:table-cell office:value-type="string" table:style-name="ce8">
            <text:p>euros</text:p>
          </table:table-cell>
          <table:table-cell office:value-type="string" table:style-name="ce18">
            <text:p>PREL</text:p>
          </table:table-cell>
          <table:table-cell table:number-columns-repeated="16380" table:style-name="ce8"/>
        </table:table-row>
        <table:table-row table:number-rows-repeated="1048557" table:style-name="ro1">
          <table:table-cell table:number-columns-repeated="16384"/>
        </table:table-row>
      </table:table>
      <table:table table:name="question_1" table:style-name="ta3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16381" table:default-cell-style-name="ce2"/>
        <table:table-row table:style-name="ro1">
          <table:table-cell office:value-type="string" table:number-columns-spanned="4" table:number-rows-spanned="1" table:style-name="ce98">
            <text:p>Tableau de calculs préparatoires pour la détermination du besoin en fonds de roulement</text:p>
          </table:table-cell>
          <table:covered-table-cell table:number-columns-repeated="3"/>
          <table:table-cell table:number-columns-repeated="16380" table:style-name="ce8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24">
            <text:p>CA moyen annuel TTC<text:s/></text:p>
          </table:table-cell>
          <table:table-cell office:value-type="string" table:style-name="ce25">
            <text:p>CA moyen annuel HT + TVA</text:p>
          </table:table-cell>
          <table:table-cell office:value-type="float" office:value="360000" table:formula="msoxl:=ROUND(CAHT*(100+TXTV)/100,0)" table:style-name="ce22">
            <text:p><text:s/>360 000<text:s text:c="3"/></text:p>
          </table:table-cell>
          <table:table-cell office:value-type="string" table:style-name="ce23">
            <text:p>euros</text:p>
          </table:table-cell>
          <table:table-cell table:number-columns-repeated="16380"/>
        </table:table-row>
        <table:table-row table:style-name="ro5">
          <table:table-cell office:value-type="string" table:style-name="ce24">
            <text:p>CA moyen journalier TTC<text:s/></text:p>
          </table:table-cell>
          <table:table-cell office:value-type="string" table:style-name="ce25">
            <text:p>CA moyen annuel TTC <text:s/>/ 360</text:p>
          </table:table-cell>
          <table:table-cell office:value-type="float" office:value="1000" table:formula="msoxl:=ROUND(C3/360,0)" table:style-name="ce22">
            <text:p><text:s/>1 000<text:s text:c="3"/></text:p>
          </table:table-cell>
          <table:table-cell office:value-type="string" table:style-name="ce23">
            <text:p>euros</text:p>
          </table:table-cell>
          <table:table-cell table:number-columns-repeated="16380"/>
        </table:table-row>
        <table:table-row table:style-name="ro5">
          <table:table-cell office:value-type="string" table:style-name="ce24">
            <text:p>Créances clients (arrondir à la centaine)</text:p>
          </table:table-cell>
          <table:table-cell office:value-type="string" table:style-name="ce25">
            <text:p>CA moyen journalier TTC + durée crédit clients</text:p>
          </table:table-cell>
          <table:table-cell office:value-type="float" office:value="50000" table:formula="msoxl:=ROUND(C4*ducc,0)" table:style-name="ce22">
            <text:p><text:s/>50 000<text:s text:c="3"/></text:p>
          </table:table-cell>
          <table:table-cell office:value-type="string" table:style-name="ce23">
            <text:p>euros</text:p>
          </table:table-cell>
          <table:table-cell table:number-columns-repeated="16380"/>
        </table:table-row>
        <table:table-row table:style-name="ro5">
          <table:table-cell office:value-type="string" table:style-name="ce24">
            <text:p>PA HT des march vendues</text:p>
          </table:table-cell>
          <table:table-cell office:value-type="string" table:style-name="ce25">
            <text:p>CA moyen annuel HT et taux de marge</text:p>
          </table:table-cell>
          <table:table-cell office:value-type="float" office:value="270000" table:formula="msoxl:=ROUND(CAHT*(100-TXMA)/100,0)" table:style-name="ce22">
            <text:p><text:s/>270 000<text:s text:c="3"/></text:p>
          </table:table-cell>
          <table:table-cell office:value-type="string" table:style-name="ce23">
            <text:p>euros</text:p>
          </table:table-cell>
          <table:table-cell table:number-columns-repeated="16380"/>
        </table:table-row>
        <table:table-row table:style-name="ro5">
          <table:table-cell office:value-type="string" table:style-name="ce24">
            <text:p>March en stock (arrondir à la centaine)</text:p>
          </table:table-cell>
          <table:table-cell office:value-type="string" table:style-name="ce25">
            <text:p>PA HT des march vendues ; durée stockage</text:p>
          </table:table-cell>
          <table:table-cell office:value-type="float" office:value="15000" table:formula="msoxl:=ROUND(C6/360*dust,0)" table:style-name="ce22">
            <text:p><text:s/>15 000<text:s text:c="3"/></text:p>
          </table:table-cell>
          <table:table-cell office:value-type="string" table:style-name="ce23">
            <text:p>euros</text:p>
          </table:table-cell>
          <table:table-cell table:number-columns-repeated="16380"/>
        </table:table-row>
        <table:table-row table:style-name="ro5">
          <table:table-cell office:value-type="string" table:style-name="ce24">
            <text:p>PA TTC des march vendues</text:p>
          </table:table-cell>
          <table:table-cell office:value-type="string" table:style-name="ce25">
            <text:p>PA HT des march vendues + TVA</text:p>
          </table:table-cell>
          <table:table-cell office:value-type="float" office:value="322920" table:formula="msoxl:=ROUND(C6*1.196,0)" table:style-name="ce22">
            <text:p><text:s/>322 920<text:s text:c="3"/></text:p>
          </table:table-cell>
          <table:table-cell office:value-type="string" table:style-name="ce23">
            <text:p>euros</text:p>
          </table:table-cell>
          <table:table-cell table:number-columns-repeated="16380"/>
        </table:table-row>
        <table:table-row table:style-name="ro5">
          <table:table-cell office:value-type="string" table:style-name="ce24">
            <text:p>Dettes fournisseurs (arrondir à la centaine)</text:p>
          </table:table-cell>
          <table:table-cell office:value-type="string" table:style-name="ce25">
            <text:p>PA TTC des march vendues ; durée crédit fourn.</text:p>
          </table:table-cell>
          <table:table-cell office:value-type="float" office:value="44850" table:formula="msoxl:=ROUND(C8/360*ducf,0)" table:style-name="ce22">
            <text:p><text:s/>44 850<text:s text:c="3"/></text:p>
          </table:table-cell>
          <table:table-cell office:value-type="string" table:style-name="ce23">
            <text:p>euros</text:p>
          </table:table-cell>
          <table:table-cell table:number-columns-repeated="16380"/>
        </table:table-row>
        <table:table-row table:number-rows-repeated="1048567" table:style-name="ro4">
          <table:table-cell table:number-columns-repeated="16384"/>
        </table:table-row>
      </table:table>
      <table:table table:name="BFR" table:style-name="ta3">
        <table:table-column table:style-name="co11" table:default-cell-style-name="ce8"/>
        <table:table-column table:style-name="co12" table:number-columns-repeated="2" table:default-cell-style-name="ce8"/>
        <table:table-column table:style-name="co2" table:default-cell-style-name="ce8"/>
        <table:table-column table:style-name="co1" table:number-columns-repeated="16380" table:default-cell-style-name="ce8"/>
        <table:table-row table:style-name="ro1">
          <table:table-cell office:value-type="string" table:number-columns-spanned="3" table:number-rows-spanned="1" table:style-name="ce98">
            <text:p>Tableau de calcul du besoin en fonds de roulement d'exploitation</text:p>
          </table:table-cell>
          <table:covered-table-cell table:number-columns-repeated="2"/>
          <table:table-cell table:number-columns-repeated="16381" table:style-name="ce8"/>
        </table:table-row>
        <table:table-row table:style-name="ro1">
          <table:table-cell table:number-columns-repeated="3" table:style-name="ce26"/>
          <table:table-cell table:number-columns-repeated="16381" table:style-name="ce8"/>
        </table:table-row>
        <table:table-row table:style-name="ro6">
          <table:table-cell office:value-type="string" table:style-name="ce28">
            <text:p>Éléments</text:p>
          </table:table-cell>
          <table:table-cell office:value-type="string" table:style-name="ce29">
            <text:p>Besoins</text:p>
          </table:table-cell>
          <table:table-cell office:value-type="string" table:style-name="ce30">
            <text:p>Ressources</text:p>
          </table:table-cell>
          <table:table-cell table:number-columns-repeated="16381" table:style-name="ce8"/>
        </table:table-row>
        <table:table-row table:style-name="ro6">
          <table:table-cell office:value-type="string" table:style-name="ce31">
            <text:p>Stocks</text:p>
          </table:table-cell>
          <table:table-cell office:value-type="float" office:value="15000" table:formula="msoxl:=question_1!C7" table:style-name="ce32">
            <text:p><text:s/>15 000<text:s text:c="3"/></text:p>
          </table:table-cell>
          <table:table-cell table:style-name="ce10"/>
          <table:table-cell table:number-columns-repeated="16381" table:style-name="ce8"/>
        </table:table-row>
        <table:table-row table:style-name="ro6">
          <table:table-cell office:value-type="string" table:style-name="ce33">
            <text:p>Clients</text:p>
          </table:table-cell>
          <table:table-cell office:value-type="float" office:value="50000" table:formula="msoxl:=question_1!C5" table:style-name="ce34">
            <text:p><text:s/>50 000<text:s text:c="3"/></text:p>
          </table:table-cell>
          <table:table-cell table:style-name="ce11"/>
          <table:table-cell table:number-columns-repeated="16381" table:style-name="ce8"/>
        </table:table-row>
        <table:table-row table:style-name="ro6">
          <table:table-cell office:value-type="string" table:style-name="ce35">
            <text:p>Fournisseurs</text:p>
          </table:table-cell>
          <table:table-cell table:style-name="ce36"/>
          <table:table-cell office:value-type="float" office:value="44850" table:formula="msoxl:=question_1!C9" table:style-name="ce12">
            <text:p><text:s/>44 850<text:s text:c="3"/></text:p>
          </table:table-cell>
          <table:table-cell table:style-name="ce8"/>
          <table:table-cell office:value-type="string" office:string-value="" table:formula="msoxl:=IF(COUNT(CAHT:prel)=0,&quot;Les paramètres ne sont pas saisis&quot;,&quot;&quot;)" table:number-columns-spanned="2" table:number-rows-spanned="3" table:style-name="ce100"/>
          <table:covered-table-cell/>
          <table:table-cell table:number-columns-repeated="16378"/>
        </table:table-row>
        <table:table-row table:style-name="ro6">
          <table:table-cell office:value-type="string" table:style-name="ce28">
            <text:p>Totaux</text:p>
          </table:table-cell>
          <table:table-cell office:value-type="float" office:value="65000" table:formula="msoxl:=SUM(B4:B6)" table:style-name="ce37">
            <text:p><text:s/>65 000<text:s text:c="3"/></text:p>
          </table:table-cell>
          <table:table-cell office:value-type="float" office:value="44850" table:formula="msoxl:=SUM(C4:C6)" table:style-name="ce38">
            <text:p><text:s/>44 850<text:s text:c="3"/></text:p>
          </table:table-cell>
          <table:table-cell table:style-name="ce8"/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style-name="ce79">
            <text:p>Besoin net</text:p>
          </table:table-cell>
          <table:table-cell office:value-type="float" office:value="20150" table:formula="msoxl:=IF(B7&gt;C7,B7-C7,&quot;&quot;)" table:style-name="ce80">
            <text:p><text:s/>20 150<text:s text:c="3"/></text:p>
          </table:table-cell>
          <table:table-cell office:value-type="string" table:style-name="ce57">
            <text:p>euros</text:p>
          </table:table-cell>
          <table:table-cell table:style-name="ce8"/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style-name="ce81">
            <text:p>soit</text:p>
          </table:table-cell>
          <table:table-cell office:value-type="float" office:value="6.72" table:formula="msoxl:=IF(COUNT(B8)=0,&quot;&quot;,(ROUND(B8/CAHT,4)*100))" table:style-name="ce82">
            <text:p><text:s/>6,72<text:s text:c="3"/></text:p>
          </table:table-cell>
          <table:table-cell office:value-type="string" table:style-name="ce63">
            <text:p>% du CA HT</text:p>
          </table:table-cell>
          <table:table-cell table:number-columns-repeated="16381" table:style-name="ce8"/>
        </table:table-row>
        <table:table-row table:style-name="ro6">
          <table:table-cell office:value-type="string" table:style-name="ce83">
            <text:p>ou encore</text:p>
          </table:table-cell>
          <table:table-cell office:value-type="float" office:value="24" table:formula="msoxl:=IF(COUNT(B8)=0,&quot;&quot;,ROUND(B8/(CAHT/360),0))" table:style-name="ce84">
            <text:p><text:s/>24<text:s text:c="3"/></text:p>
          </table:table-cell>
          <table:table-cell office:value-type="string" table:style-name="ce60">
            <text:p>jours de CA HT</text:p>
          </table:table-cell>
          <table:table-cell table:number-columns-repeated="16381" table:style-name="ce8"/>
        </table:table-row>
        <table:table-row table:style-name="ro6">
          <table:table-cell office:value-type="string" table:style-name="ce79">
            <text:p>Ressource nette</text:p>
          </table:table-cell>
          <table:table-cell office:value-type="string" office:string-value="" table:formula="msoxl:=IF(C7&gt;B7,C7-B7,&quot;&quot;)" table:style-name="ce80">
            <text:p><text:s text:c="2"/></text:p>
          </table:table-cell>
          <table:table-cell office:value-type="string" table:style-name="ce57">
            <text:p>euros</text:p>
          </table:table-cell>
          <table:table-cell table:number-columns-repeated="16381" table:style-name="ce8"/>
        </table:table-row>
        <table:table-row table:style-name="ro6">
          <table:table-cell office:value-type="string" table:style-name="ce81">
            <text:p>soit</text:p>
          </table:table-cell>
          <table:table-cell office:value-type="string" office:string-value="" table:formula="msoxl:=IF(COUNT(B11)=0,&quot;&quot;,ROUND(B11/CAHT*100,4))" table:style-name="ce82">
            <text:p><text:s text:c="2"/></text:p>
          </table:table-cell>
          <table:table-cell office:value-type="string" table:style-name="ce63">
            <text:p>% du CA HT</text:p>
          </table:table-cell>
          <table:table-cell table:number-columns-repeated="16381" table:style-name="ce8"/>
        </table:table-row>
        <table:table-row table:style-name="ro6">
          <table:table-cell office:value-type="string" table:style-name="ce83">
            <text:p>ou encore</text:p>
          </table:table-cell>
          <table:table-cell office:value-type="string" office:string-value="" table:formula="msoxl:=IF(COUNT(B11)=0,&quot;&quot;,ROUND(B11/(CAHT/360),0))" table:style-name="ce84">
            <text:p><text:s text:c="2"/></text:p>
          </table:table-cell>
          <table:table-cell office:value-type="string" table:style-name="ce60">
            <text:p>jours de CA HT</text:p>
          </table:table-cell>
          <table:table-cell table:number-columns-repeated="16381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number-columns-repeated="2" table:style-name="ce1"/>
          <table:table-cell table:number-columns-repeated="16381" table:style-name="ce8"/>
        </table:table-row>
        <table:table-row table:style-name="ro1">
          <table:table-cell table:number-columns-repeated="3" table:style-name="ce8"/>
          <table:table-cell table:style-name="ce89"/>
          <table:table-cell office:value-type="string" table:number-columns-spanned="2" table:number-rows-spanned="1" table:style-name="ce99">
            <text:p><text:a xlink:href="#menu">Retour au menu</text:a></text:p>
          </table:table-cell>
          <table:covered-table-cell/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Calcul_du_seuil_de_rentabilité" table:style-name="ta3"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" table:number-columns-repeated="16380" table:default-cell-style-name="ce8"/>
        <table:table-row table:style-name="ro1">
          <table:table-cell office:value-type="string" table:number-columns-spanned="5" table:number-rows-spanned="1" table:style-name="ce101">
            <text:p>Calcul du seuil de rentabilité</text:p>
          </table:table-cell>
          <table:covered-table-cell table:number-columns-repeated="4"/>
          <table:table-cell table:number-columns-repeated="16379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8"/>
          <table:table-cell table:style-name="ce26"/>
          <table:table-cell table:number-columns-repeated="16380" table:style-name="ce8"/>
        </table:table-row>
        <table:table-row table:style-name="ro1">
          <table:table-cell office:value-type="string" table:style-name="ce8">
            <text:p>Marge sur coût variable</text:p>
          </table:table-cell>
          <table:table-cell table:style-name="ce8">
            <draw:custom-shape xmlns:presentation="urn:oasis:names:tc:opendocument:xmlns:presentation:1.0" svg:x="0.57292in" svg:y="0.09375in" svg:width="1.21875in" svg:height="0in" draw:z-index="3" draw:id="id7" draw:style-name="a18" draw:name="Line 3"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8"/>
          <table:table-cell office:value-type="float" office:value="10" table:formula="msoxl:=TXMA" table:style-name="ce39">
            <text:p><text:s/>10,00<text:s text:c="3"/></text:p>
          </table:table-cell>
          <table:table-cell office:value-type="string" table:style-name="ce8">
            <text:p>%</text:p>
          </table:table-cell>
          <table:table-cell table:number-columns-repeated="16379" table:style-name="ce8"/>
        </table:table-row>
        <table:table-row table:style-name="ro1">
          <table:table-cell table:style-name="ce8"/>
          <table:table-cell table:style-name="ce40"/>
          <table:table-cell table:style-name="ce41"/>
          <table:table-cell table:number-columns-repeated="16381" table:style-name="ce8"/>
        </table:table-row>
        <table:table-row table:style-name="ro1">
          <table:table-cell office:value-type="string" table:style-name="ce8">
            <text:p>Charges fixes</text:p>
          </table:table-cell>
          <table:table-cell table:style-name="ce40">
            <draw:custom-shape xmlns:presentation="urn:oasis:names:tc:opendocument:xmlns:presentation:1.0" svg:x="0.60417in" svg:y="0.08333in" svg:width="1.21875in" svg:height="0in" draw:z-index="1" draw:id="id5" draw:style-name="a14" draw:name="Line 1"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41"/>
          <table:table-cell office:value-type="float" office:value="20000" table:formula="msoxl:=CHFX" table:style-name="ce9">
            <text:p><text:s/>20 000<text:s text:c="3"/></text:p>
          </table:table-cell>
          <table:table-cell office:value-type="string" table:style-name="ce8">
            <text:p>euros</text:p>
          </table:table-cell>
          <table:table-cell table:number-columns-repeated="16379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8"/>
          <table:table-cell table:style-name="ce9"/>
          <table:table-cell table:number-columns-repeated="16380" table:style-name="ce8"/>
        </table:table-row>
        <table:table-row table:style-name="ro7">
          <table:table-cell office:value-type="string" table:style-name="ce42">
            <text:p>Seuil de rentabilité</text:p>
          </table:table-cell>
          <table:table-cell table:style-name="ce43">
            <draw:custom-shape xmlns:presentation="urn:oasis:names:tc:opendocument:xmlns:presentation:1.0" svg:x="0.64583in" svg:y="0.07292in" svg:width="1.10417in" svg:height="0in" draw:z-index="2" draw:id="id6" draw:style-name="a16" draw:name="Line 2"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44"/>
          <table:table-cell office:value-type="float" office:value="200000" table:formula="msoxl:=IF(COUNT(Paramètres!B3:B19)=0,&quot;&quot;,D6/D4*100)" table:style-name="ce45">
            <text:p><text:s/>200 000<text:s text:c="3"/></text:p>
          </table:table-cell>
          <table:table-cell office:value-type="string" table:style-name="ce46">
            <text:p>euros</text:p>
          </table:table-cell>
          <table:table-cell table:number-columns-repeated="16379" table:style-name="ce4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 table:style-name="ce8"/>
          <table:table-cell office:value-type="string" table:number-columns-spanned="2" table:number-rows-spanned="1" table:style-name="ce99">
            <text:p><text:a xlink:href="#menu">Retour au menu</text:a></text:p>
          </table:table-cell>
          <table:covered-table-cell/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emprunt" table:style-name="ta4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1" table:number-columns-repeated="16377" table:default-cell-style-name="ce2"/>
        <table:table-row table:style-name="ro4">
          <table:table-cell office:value-type="string" table:style-name="ce47">
            <text:p>Prêt</text:p>
          </table:table-cell>
          <table:table-cell office:value-type="float" office:value="20000" table:formula="msoxl:=empr" table:style-name="ce48">
            <text:p><text:s/>20 000<text:s text:c="3"/></text:p>
          </table:table-cell>
          <table:table-cell office:value-type="string" table:style-name="ce47">
            <text:p>euros</text:p>
          </table:table-cell>
          <table:table-cell table:number-columns-repeated="2" table:style-name="ce47"/>
          <table:table-cell table:number-columns-repeated="16379" table:style-name="ce2"/>
        </table:table-row>
        <table:table-row table:style-name="ro4">
          <table:table-cell office:value-type="string" table:style-name="ce47">
            <text:p>Taux</text:p>
          </table:table-cell>
          <table:table-cell office:value-type="float" office:value="6" table:formula="msoxl:=txem" table:style-name="ce49">
            <text:p><text:s/>6,00<text:s text:c="3"/></text:p>
          </table:table-cell>
          <table:table-cell office:value-type="string" table:style-name="ce47">
            <text:p>%</text:p>
          </table:table-cell>
          <table:table-cell table:number-columns-repeated="2" table:style-name="ce47"/>
          <table:table-cell table:number-columns-repeated="16379" table:style-name="ce2"/>
        </table:table-row>
        <table:table-row table:style-name="ro4">
          <table:table-cell office:value-type="string" table:style-name="ce47">
            <text:p>Remboursement en</text:p>
          </table:table-cell>
          <table:table-cell office:value-type="float" office:value="10" table:formula="msoxl:=duem" table:style-name="ce48">
            <text:p><text:s/>10<text:s text:c="3"/></text:p>
          </table:table-cell>
          <table:table-cell office:value-type="string" table:style-name="ce47">
            <text:p>ans</text:p>
          </table:table-cell>
          <table:table-cell office:value-type="string" office:string-value="par annuités constantes" table:formula="msoxl:=&quot;par &quot;&amp;LOOKUP(peri,modali)" table:style-name="ce47">
            <text:p>par annuités constantes</text:p>
          </table:table-cell>
          <table:table-cell table:style-name="ce47"/>
          <table:table-cell table:number-columns-repeated="16379" table:style-name="ce2"/>
        </table:table-row>
        <table:table-row table:style-name="ro4">
          <table:table-cell office:value-type="string" table:style-name="ce47">
            <text:p>1er remboursement</text:p>
          </table:table-cell>
          <table:table-cell office:value-type="date" office:date-value="2012-01-01T00:00:00" table:formula="msoxl:=dare" table:style-name="ce50">
            <text:p>01-janv-12</text:p>
          </table:table-cell>
          <table:table-cell table:number-columns-repeated="3" table:style-name="ce47"/>
          <table:table-cell table:number-columns-repeated="16379" table:style-name="ce2"/>
        </table:table-row>
        <table:table-row table:style-name="ro4">
          <table:table-cell office:value-type="string" table:style-name="ce47">
            <text:p>Trimestrialité</text:p>
          </table:table-cell>
          <table:table-cell office:value-type="float" office:value="2717.3591644076741" table:formula="msoxl:=-PMT(B2/(peri*100),B3*peri,B1)" table:style-name="ce86">
            <text:p>2 717,36 F</text:p>
          </table:table-cell>
          <table:table-cell office:value-type="string" table:style-name="ce47">
            <text:p>euros</text:p>
          </table:table-cell>
          <table:table-cell table:number-columns-repeated="2" table:style-name="ce47"/>
          <table:table-cell table:number-columns-repeated="16379" table:style-name="ce2"/>
        </table:table-row>
        <table:table-row table:style-name="ro4"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annuités constantes</text:p>
          </table:table-cell>
          <table:table-cell table:number-columns-repeated="16372"/>
        </table:table-row>
        <table:table-row table:style-name="ro4">
          <table:table-cell table:number-columns-repeated="10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semestrialités constantes</text:p>
          </table:table-cell>
          <table:table-cell table:number-columns-repeated="16372"/>
        </table:table-row>
        <table:table-row table:style-name="ro4">
          <table:table-cell office:value-type="string" table:style-name="ce51">
            <text:p>N° échéance</text:p>
          </table:table-cell>
          <table:table-cell office:value-type="string" table:style-name="ce51">
            <text:p>Intérêt</text:p>
          </table:table-cell>
          <table:table-cell office:value-type="string" table:style-name="ce51">
            <text:p>Amortissement</text:p>
          </table:table-cell>
          <table:table-cell office:value-type="string" table:style-name="ce51">
            <text:p>Trimestrialité</text:p>
          </table:table-cell>
          <table:table-cell office:value-type="string" table:style-name="ce51">
            <text:p>Capital dû</text:p>
          </table:table-cell>
          <table:table-cell table:number-columns-repeated="5" table:style-name="ce2"/>
          <table:table-cell office:value-type="float" office:value="4" table:style-name="ce2">
            <text:p>4</text:p>
          </table:table-cell>
          <table:table-cell office:value-type="string" table:style-name="ce2">
            <text:p>trimestrialités constantes</text:p>
          </table:table-cell>
          <table:table-cell table:number-columns-repeated="16372"/>
        </table:table-row>
        <table:table-row table:style-name="ro4">
          <table:table-cell office:value-type="float" office:value="1" table:style-name="ce6">
            <text:p><text:s/>1<text:s text:c="3"/></text:p>
          </table:table-cell>
          <table:table-cell office:value-type="float" office:value="1200" table:formula="msoxl:=$B$1*$B$2/(peri*100)" table:style-name="ce52">
            <text:p><text:s/>1 200,00<text:s text:c="3"/></text:p>
          </table:table-cell>
          <table:table-cell office:value-type="float" office:value="1517.3591644076741" table:formula="msoxl:=D9-B9" table:style-name="ce52">
            <text:p><text:s/>1 517,36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18482.640835592327" table:formula="msoxl:=$B$1-C9" table:style-name="ce52">
            <text:p><text:s/>18 482,64<text:s text:c="3"/></text:p>
          </table:table-cell>
          <table:table-cell table:number-columns-repeated="2" table:style-name="ce2"/>
          <table:table-cell table:style-name="ce87"/>
          <table:table-cell table:number-columns-repeated="2" table:style-name="ce2"/>
          <table:table-cell office:value-type="float" office:value="12" table:style-name="ce2">
            <text:p>12</text:p>
          </table:table-cell>
          <table:table-cell office:value-type="string" table:style-name="ce2">
            <text:p>mensualités constantes</text:p>
          </table:table-cell>
          <table:table-cell table:number-columns-repeated="16372"/>
        </table:table-row>
        <table:table-row table:style-name="ro4">
          <table:table-cell office:value-type="float" office:value="2" table:formula="msoxl:=A9+1" table:style-name="ce6">
            <text:p><text:s/>2<text:s text:c="3"/></text:p>
          </table:table-cell>
          <table:table-cell office:value-type="float" office:value="1108.9584501355396" table:formula="msoxl:=E9*$B$2/(peri*100)" table:style-name="ce52">
            <text:p><text:s/>1 108,96<text:s text:c="3"/></text:p>
          </table:table-cell>
          <table:table-cell office:value-type="float" office:value="1608.4007142721346" table:formula="msoxl:=D10-B10" table:style-name="ce52">
            <text:p><text:s/>1 608,40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16874.240121320192" table:formula="msoxl:=E9-C10" table:style-name="ce52">
            <text:p><text:s/>16 874,24<text:s text:c="3"/></text:p>
          </table:table-cell>
          <table:table-cell table:number-columns-repeated="16379" table:style-name="ce2"/>
        </table:table-row>
        <table:table-row table:style-name="ro4">
          <table:table-cell office:value-type="float" office:value="3" table:formula="msoxl:=A10+1" table:style-name="ce6">
            <text:p><text:s/>3<text:s text:c="3"/></text:p>
          </table:table-cell>
          <table:table-cell office:value-type="float" office:value="1012.4544072792114" table:formula="msoxl:=E10*$B$2/(peri*100)" table:style-name="ce52">
            <text:p><text:s/>1 012,45<text:s text:c="3"/></text:p>
          </table:table-cell>
          <table:table-cell office:value-type="float" office:value="1704.9047571284627" table:formula="msoxl:=D11-B11" table:style-name="ce52">
            <text:p><text:s/>1 704,90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15169.335364191729" table:formula="msoxl:=E10-C11" table:style-name="ce52">
            <text:p><text:s/>15 169,34<text:s text:c="3"/></text:p>
          </table:table-cell>
          <table:table-cell table:number-columns-repeated="16379" table:style-name="ce2"/>
        </table:table-row>
        <table:table-row table:style-name="ro4">
          <table:table-cell office:value-type="float" office:value="4" table:formula="msoxl:=A11+1" table:style-name="ce6">
            <text:p><text:s/>4<text:s text:c="3"/></text:p>
          </table:table-cell>
          <table:table-cell office:value-type="float" office:value="910.16012185150385" table:formula="msoxl:=E11*$B$2/(peri*100)" table:style-name="ce52">
            <text:p><text:s/>910,16<text:s text:c="3"/></text:p>
          </table:table-cell>
          <table:table-cell office:value-type="float" office:value="1807.1990425561703" table:formula="msoxl:=D12-B12" table:style-name="ce52">
            <text:p><text:s/>1 807,20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13362.136321635558" table:formula="msoxl:=E11-C12" table:style-name="ce52">
            <text:p><text:s/>13 362,14<text:s text:c="3"/></text:p>
          </table:table-cell>
          <table:table-cell table:style-name="ce2"/>
          <table:table-cell office:value-type="float" office:value="1517" table:formula="msoxl:=ROUND(IF(peri=1,C9,IF(peri=2,C9+C10,IF(peri=4,SUM(C9:C12),SUM(C9:C20)))),0)" table:style-name="ce88">
            <text:p><text:s/>1 517,00<text:s text:c="3"/></text:p>
          </table:table-cell>
          <table:table-cell table:number-columns-repeated="16377" table:style-name="ce2"/>
        </table:table-row>
        <table:table-row table:style-name="ro4">
          <table:table-cell office:value-type="float" office:value="5" table:formula="msoxl:=A12+1" table:style-name="ce6">
            <text:p><text:s/>5<text:s text:c="3"/></text:p>
          </table:table-cell>
          <table:table-cell office:value-type="float" office:value="801.72817929813345" table:formula="msoxl:=E12*$B$2/(peri*100)" table:style-name="ce52">
            <text:p><text:s/>801,73<text:s text:c="3"/></text:p>
          </table:table-cell>
          <table:table-cell office:value-type="float" office:value="1915.6309851095407" table:formula="msoxl:=D13-B13" table:style-name="ce52">
            <text:p><text:s/>1 915,63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11446.505336526017" table:formula="msoxl:=E12-C13" table:style-name="ce52">
            <text:p><text:s/>11 446,51<text:s text:c="3"/></text:p>
          </table:table-cell>
          <table:table-cell table:style-name="ce2"/>
          <table:table-cell table:style-name="ce2">
            <draw:custom-shape xmlns:presentation="urn:oasis:names:tc:opendocument:xmlns:presentation:1.0" svg:x="0.48958in" svg:y="0.07292in" svg:width="0.0625in" svg:height="0.28125in" draw:z-index="2" draw:id="id9" draw:style-name="a23" draw:name="Line 2"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77" table:style-name="ce2"/>
        </table:table-row>
        <table:table-row table:style-name="ro4">
          <table:table-cell office:value-type="float" office:value="6" table:formula="msoxl:=A13+1" table:style-name="ce6">
            <text:p><text:s/>6<text:s text:c="3"/></text:p>
          </table:table-cell>
          <table:table-cell office:value-type="float" office:value="686.79032019156102" table:formula="msoxl:=E13*$B$2/(peri*100)" table:style-name="ce52">
            <text:p><text:s/>686,79<text:s text:c="3"/></text:p>
          </table:table-cell>
          <table:table-cell office:value-type="float" office:value="2030.5688442161131" table:formula="msoxl:=D14-B14" table:style-name="ce52">
            <text:p><text:s/>2 030,57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9415.9364923099038" table:formula="msoxl:=E13-C14" table:style-name="ce52">
            <text:p><text:s/>9 415,94<text:s text:c="3"/></text:p>
          </table:table-cell>
          <table:table-cell table:style-name="ce2"/>
          <table:table-cell table:style-name="ce2">
            <draw:custom-shape xmlns:presentation="urn:oasis:names:tc:opendocument:xmlns:presentation:1.0" svg:x="0.38542in" svg:y="0.10417in" svg:width="1.21875in" svg:height="0.63542in" draw:z-index="1" draw:id="id8" draw:style-name="a21" draw:name="AutoShape 1">
              <svg:desc/>
              <text:p text:style-name="a20" text:class-names="" text:cond-style-name=""><text:span text:style-name="a19" text:class-names="">Total amortissement de la 1ère année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77" table:style-name="ce2"/>
        </table:table-row>
        <table:table-row table:style-name="ro4">
          <table:table-cell office:value-type="float" office:value="7" table:formula="msoxl:=A14+1" table:style-name="ce6">
            <text:p><text:s/>7<text:s text:c="3"/></text:p>
          </table:table-cell>
          <table:table-cell office:value-type="float" office:value="564.95618953859423" table:formula="msoxl:=E14*$B$2/(peri*100)" table:style-name="ce52">
            <text:p><text:s/>564,96<text:s text:c="3"/></text:p>
          </table:table-cell>
          <table:table-cell office:value-type="float" office:value="2152.40297486908" table:formula="msoxl:=D15-B15" table:style-name="ce52">
            <text:p><text:s/>2 152,40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7263.5335174408237" table:formula="msoxl:=E14-C15" table:style-name="ce52">
            <text:p><text:s/>7 263,53<text:s text:c="3"/></text:p>
          </table:table-cell>
          <table:table-cell table:number-columns-repeated="16379" table:style-name="ce2"/>
        </table:table-row>
        <table:table-row table:style-name="ro4">
          <table:table-cell office:value-type="float" office:value="8" table:formula="msoxl:=A15+1" table:style-name="ce6">
            <text:p><text:s/>8<text:s text:c="3"/></text:p>
          </table:table-cell>
          <table:table-cell office:value-type="float" office:value="435.81201104644941" table:formula="msoxl:=E15*$B$2/(peri*100)" table:style-name="ce52">
            <text:p><text:s/>435,81<text:s text:c="3"/></text:p>
          </table:table-cell>
          <table:table-cell office:value-type="float" office:value="2281.5471533612249" table:formula="msoxl:=D16-B16" table:style-name="ce52">
            <text:p><text:s/>2 281,55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4981.9863640795993" table:formula="msoxl:=E15-C16" table:style-name="ce52">
            <text:p><text:s/>4 981,99<text:s text:c="3"/></text:p>
          </table:table-cell>
          <table:table-cell table:number-columns-repeated="16379" table:style-name="ce2"/>
        </table:table-row>
        <table:table-row table:style-name="ro4">
          <table:table-cell office:value-type="float" office:value="9" table:formula="msoxl:=A16+1" table:style-name="ce6">
            <text:p><text:s/>9<text:s text:c="3"/></text:p>
          </table:table-cell>
          <table:table-cell office:value-type="float" office:value="298.91918184477595" table:formula="msoxl:=E16*$B$2/(peri*100)" table:style-name="ce52">
            <text:p><text:s/>298,92<text:s text:c="3"/></text:p>
          </table:table-cell>
          <table:table-cell office:value-type="float" office:value="2418.439982562898" table:formula="msoxl:=D17-B17" table:style-name="ce52">
            <text:p><text:s/>2 418,44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2563.5463815167013" table:formula="msoxl:=E16-C17" table:style-name="ce52">
            <text:p><text:s/>2 563,55<text:s text:c="3"/></text:p>
          </table:table-cell>
          <table:table-cell table:number-columns-repeated="16379"/>
        </table:table-row>
        <table:table-row table:style-name="ro4">
          <table:table-cell office:value-type="float" office:value="10" table:formula="msoxl:=A17+1" table:style-name="ce6">
            <text:p><text:s/>10<text:s text:c="3"/></text:p>
          </table:table-cell>
          <table:table-cell office:value-type="float" office:value="153.81278289100209" table:formula="msoxl:=E17*$B$2/(peri*100)" table:style-name="ce52">
            <text:p><text:s/>153,81<text:s text:c="3"/></text:p>
          </table:table-cell>
          <table:table-cell office:value-type="float" office:value="2563.5463815166722" table:formula="msoxl:=D18-B18" table:style-name="ce52">
            <text:p><text:s/>2 563,55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2.9103830456733704E-11" table:formula="msoxl:=E17-C18" table:style-name="ce52">
            <text:p><text:s/>0,00<text:s text:c="3"/></text:p>
          </table:table-cell>
          <table:table-cell table:number-columns-repeated="16379"/>
        </table:table-row>
        <table:table-row table:style-name="ro4">
          <table:table-cell office:value-type="float" office:value="11" table:formula="msoxl:=A18+1" table:style-name="ce6">
            <text:p><text:s/>11<text:s text:c="3"/></text:p>
          </table:table-cell>
          <table:table-cell office:value-type="float" office:value="1.7462298274040222E-12" table:formula="msoxl:=E18*$B$2/(peri*100)" table:style-name="ce52">
            <text:p><text:s/>0,00<text:s text:c="3"/></text:p>
          </table:table-cell>
          <table:table-cell office:value-type="float" office:value="2717.3591644076723" table:formula="msoxl:=D19-B19" table:style-name="ce52">
            <text:p><text:s/>2 717,36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2717.3591644076432" table:formula="msoxl:=E18-C19" table:style-name="ce52">
            <text:p>-2 717,36<text:s text:c="3"/></text:p>
          </table:table-cell>
          <table:table-cell table:number-columns-repeated="16379"/>
        </table:table-row>
        <table:table-row table:style-name="ro4">
          <table:table-cell office:value-type="float" office:value="12" table:formula="msoxl:=A19+1" table:style-name="ce6">
            <text:p><text:s/>12<text:s text:c="3"/></text:p>
          </table:table-cell>
          <table:table-cell office:value-type="float" office:value="-163.0415498644586" table:formula="msoxl:=E19*$B$2/(peri*100)" table:style-name="ce52">
            <text:p>-163,04<text:s text:c="3"/></text:p>
          </table:table-cell>
          <table:table-cell office:value-type="float" office:value="2880.400714272133" table:formula="msoxl:=D20-B20" table:style-name="ce52">
            <text:p><text:s/>2 880,40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5597.7598786797762" table:formula="msoxl:=E19-C20" table:style-name="ce52">
            <text:p>-5 597,76<text:s text:c="3"/></text:p>
          </table:table-cell>
          <table:table-cell table:number-columns-repeated="16379"/>
        </table:table-row>
        <table:table-row table:style-name="ro4">
          <table:table-cell office:value-type="float" office:value="13" table:formula="msoxl:=A20+1" table:style-name="ce6">
            <text:p><text:s/>13<text:s text:c="3"/></text:p>
          </table:table-cell>
          <table:table-cell office:value-type="float" office:value="-335.86559272078659" table:formula="msoxl:=E20*$B$2/(peri*100)" table:style-name="ce52">
            <text:p>-335,87<text:s text:c="3"/></text:p>
          </table:table-cell>
          <table:table-cell office:value-type="float" office:value="3053.2247571284606" table:formula="msoxl:=D21-B21" table:style-name="ce52">
            <text:p><text:s/>3 053,22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8650.9846358082359" table:formula="msoxl:=E20-C21" table:style-name="ce52">
            <text:p>-8 650,98<text:s text:c="3"/></text:p>
          </table:table-cell>
          <table:table-cell table:number-columns-repeated="16379"/>
        </table:table-row>
        <table:table-row table:style-name="ro4">
          <table:table-cell office:value-type="float" office:value="14" table:formula="msoxl:=A21+1" table:style-name="ce6">
            <text:p><text:s/>14<text:s text:c="3"/></text:p>
          </table:table-cell>
          <table:table-cell office:value-type="float" office:value="-519.05907814849411" table:formula="msoxl:=E21*$B$2/(peri*100)" table:style-name="ce52">
            <text:p>-519,06<text:s text:c="3"/></text:p>
          </table:table-cell>
          <table:table-cell office:value-type="float" office:value="3236.4182425561685" table:formula="msoxl:=D22-B22" table:style-name="ce52">
            <text:p><text:s/>3 236,42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11887.402878364404" table:formula="msoxl:=E21-C22" table:style-name="ce52">
            <text:p>-11 887,40<text:s text:c="3"/></text:p>
          </table:table-cell>
          <table:table-cell table:number-columns-repeated="16379"/>
        </table:table-row>
        <table:table-row table:style-name="ro4">
          <table:table-cell office:value-type="float" office:value="15" table:formula="msoxl:=A22+1" table:style-name="ce6">
            <text:p><text:s/>15<text:s text:c="3"/></text:p>
          </table:table-cell>
          <table:table-cell office:value-type="float" office:value="-713.24417270186427" table:formula="msoxl:=E22*$B$2/(peri*100)" table:style-name="ce52">
            <text:p>-713,24<text:s text:c="3"/></text:p>
          </table:table-cell>
          <table:table-cell office:value-type="float" office:value="3430.6033371095382" table:formula="msoxl:=D23-B23" table:style-name="ce52">
            <text:p><text:s/>3 430,60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15318.006215473943" table:formula="msoxl:=E22-C23" table:style-name="ce52">
            <text:p>-15 318,01<text:s text:c="3"/></text:p>
          </table:table-cell>
          <table:table-cell table:number-columns-repeated="16379"/>
        </table:table-row>
        <table:table-row table:style-name="ro4">
          <table:table-cell office:value-type="float" office:value="16" table:formula="msoxl:=A23+1" table:style-name="ce6">
            <text:p><text:s/>16<text:s text:c="3"/></text:p>
          </table:table-cell>
          <table:table-cell office:value-type="float" office:value="-919.08037292843653" table:formula="msoxl:=E23*$B$2/(peri*100)" table:style-name="ce52">
            <text:p>-919,08<text:s text:c="3"/></text:p>
          </table:table-cell>
          <table:table-cell office:value-type="float" office:value="3636.4395373361108" table:formula="msoxl:=D24-B24" table:style-name="ce52">
            <text:p><text:s/>3 636,44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18954.445752810054" table:formula="msoxl:=E23-C24" table:style-name="ce52">
            <text:p>-18 954,45<text:s text:c="3"/></text:p>
          </table:table-cell>
          <table:table-cell table:number-columns-repeated="16379"/>
        </table:table-row>
        <table:table-row table:style-name="ro4">
          <table:table-cell office:value-type="float" office:value="17" table:formula="msoxl:=A24+1" table:style-name="ce6">
            <text:p><text:s/>17<text:s text:c="3"/></text:p>
          </table:table-cell>
          <table:table-cell office:value-type="float" office:value="-1137.2667451686032" table:formula="msoxl:=E24*$B$2/(peri*100)" table:style-name="ce52">
            <text:p>-1 137,27<text:s text:c="3"/></text:p>
          </table:table-cell>
          <table:table-cell office:value-type="float" office:value="3854.6259095762771" table:formula="msoxl:=D25-B25" table:style-name="ce52">
            <text:p><text:s/>3 854,63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22809.07166238633" table:formula="msoxl:=E24-C25" table:style-name="ce52">
            <text:p>-22 809,07<text:s text:c="3"/></text:p>
          </table:table-cell>
          <table:table-cell table:number-columns-repeated="16379"/>
        </table:table-row>
        <table:table-row table:style-name="ro4">
          <table:table-cell office:value-type="float" office:value="18" table:formula="msoxl:=A25+1" table:style-name="ce6">
            <text:p><text:s/>18<text:s text:c="3"/></text:p>
          </table:table-cell>
          <table:table-cell office:value-type="float" office:value="-1368.5442997431799" table:formula="msoxl:=E25*$B$2/(peri*100)" table:style-name="ce52">
            <text:p>-1 368,54<text:s text:c="3"/></text:p>
          </table:table-cell>
          <table:table-cell office:value-type="float" office:value="4085.9034641508542" table:formula="msoxl:=D26-B26" table:style-name="ce52">
            <text:p><text:s/>4 085,90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26894.975126537185" table:formula="msoxl:=E25-C26" table:style-name="ce52">
            <text:p>-26 894,98<text:s text:c="3"/></text:p>
          </table:table-cell>
          <table:table-cell table:number-columns-repeated="16379"/>
        </table:table-row>
        <table:table-row table:style-name="ro4">
          <table:table-cell office:value-type="float" office:value="19" table:formula="msoxl:=A26+1" table:style-name="ce6">
            <text:p><text:s/>19<text:s text:c="3"/></text:p>
          </table:table-cell>
          <table:table-cell office:value-type="float" office:value="-1613.698507592231" table:formula="msoxl:=E26*$B$2/(peri*100)" table:style-name="ce52">
            <text:p>-1 613,70<text:s text:c="3"/></text:p>
          </table:table-cell>
          <table:table-cell office:value-type="float" office:value="4331.0576719999053" table:formula="msoxl:=D27-B27" table:style-name="ce52">
            <text:p><text:s/>4 331,06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31226.03279853709" table:formula="msoxl:=E26-C27" table:style-name="ce52">
            <text:p>-31 226,03<text:s text:c="3"/></text:p>
          </table:table-cell>
          <table:table-cell table:number-columns-repeated="16379"/>
        </table:table-row>
        <table:table-row table:style-name="ro4">
          <table:table-cell office:value-type="float" office:value="20" table:formula="msoxl:=A27+1" table:style-name="ce6">
            <text:p><text:s/>20<text:s text:c="3"/></text:p>
          </table:table-cell>
          <table:table-cell office:value-type="float" office:value="-1873.5619679122256" table:formula="msoxl:=E27*$B$2/(peri*100)" table:style-name="ce52">
            <text:p>-1 873,56<text:s text:c="3"/></text:p>
          </table:table-cell>
          <table:table-cell office:value-type="float" office:value="4590.9211323198997" table:formula="msoxl:=D28-B28" table:style-name="ce52">
            <text:p><text:s/>4 590,92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35816.953930856987" table:formula="msoxl:=E27-C28" table:style-name="ce52">
            <text:p>-35 816,95<text:s text:c="3"/></text:p>
          </table:table-cell>
          <table:table-cell table:number-columns-repeated="16379"/>
        </table:table-row>
        <table:table-row table:style-name="ro4">
          <table:table-cell office:value-type="float" office:value="21" table:formula="msoxl:=A28+1" table:style-name="ce6">
            <text:p><text:s/>21<text:s text:c="3"/></text:p>
          </table:table-cell>
          <table:table-cell office:value-type="float" office:value="-2149.0172358514192" table:formula="msoxl:=E28*$B$2/(peri*100)" table:style-name="ce52">
            <text:p>-2 149,02<text:s text:c="3"/></text:p>
          </table:table-cell>
          <table:table-cell office:value-type="float" office:value="4866.3764002590933" table:formula="msoxl:=D29-B29" table:style-name="ce52">
            <text:p><text:s/>4 866,38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40683.330331116078" table:formula="msoxl:=E28-C29" table:style-name="ce52">
            <text:p>-40 683,33<text:s text:c="3"/></text:p>
          </table:table-cell>
          <table:table-cell table:number-columns-repeated="16379"/>
        </table:table-row>
        <table:table-row table:style-name="ro4">
          <table:table-cell office:value-type="float" office:value="22" table:formula="msoxl:=A29+1" table:style-name="ce6">
            <text:p><text:s/>22<text:s text:c="3"/></text:p>
          </table:table-cell>
          <table:table-cell office:value-type="float" office:value="-2440.999819866965" table:formula="msoxl:=E29*$B$2/(peri*100)" table:style-name="ce52">
            <text:p>-2 441,00<text:s text:c="3"/></text:p>
          </table:table-cell>
          <table:table-cell office:value-type="float" office:value="5158.3589842746387" table:formula="msoxl:=D30-B30" table:style-name="ce52">
            <text:p><text:s/>5 158,36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45841.689315390715" table:formula="msoxl:=E29-C30" table:style-name="ce52">
            <text:p>-45 841,69<text:s text:c="3"/></text:p>
          </table:table-cell>
          <table:table-cell table:number-columns-repeated="16379"/>
        </table:table-row>
        <table:table-row table:style-name="ro4">
          <table:table-cell office:value-type="float" office:value="23" table:formula="msoxl:=A30+1" table:style-name="ce6">
            <text:p><text:s/>23<text:s text:c="3"/></text:p>
          </table:table-cell>
          <table:table-cell office:value-type="float" office:value="-2750.5013589234427" table:formula="msoxl:=E30*$B$2/(peri*100)" table:style-name="ce52">
            <text:p>-2 750,50<text:s text:c="3"/></text:p>
          </table:table-cell>
          <table:table-cell office:value-type="float" office:value="5467.8605233311173" table:formula="msoxl:=D31-B31" table:style-name="ce52">
            <text:p><text:s/>5 467,86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51309.549838721832" table:formula="msoxl:=E30-C31" table:style-name="ce52">
            <text:p>-51 309,55<text:s text:c="3"/></text:p>
          </table:table-cell>
          <table:table-cell table:number-columns-repeated="16379"/>
        </table:table-row>
        <table:table-row table:style-name="ro4">
          <table:table-cell office:value-type="float" office:value="24" table:formula="msoxl:=A31+1" table:style-name="ce6">
            <text:p><text:s/>24<text:s text:c="3"/></text:p>
          </table:table-cell>
          <table:table-cell office:value-type="float" office:value="-3078.5729903233096" table:formula="msoxl:=E31*$B$2/(peri*100)" table:style-name="ce52">
            <text:p>-3 078,57<text:s text:c="3"/></text:p>
          </table:table-cell>
          <table:table-cell office:value-type="float" office:value="5795.9321547309837" table:formula="msoxl:=D32-B32" table:style-name="ce52">
            <text:p><text:s/>5 795,93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57105.481993452813" table:formula="msoxl:=E31-C32" table:style-name="ce52">
            <text:p>-57 105,48<text:s text:c="3"/></text:p>
          </table:table-cell>
          <table:table-cell table:number-columns-repeated="16379"/>
        </table:table-row>
        <table:table-row table:style-name="ro4">
          <table:table-cell office:value-type="float" office:value="25" table:formula="msoxl:=A32+1" table:style-name="ce6">
            <text:p><text:s/>25<text:s text:c="3"/></text:p>
          </table:table-cell>
          <table:table-cell office:value-type="float" office:value="-3426.3289196071687" table:formula="msoxl:=E32*$B$2/(peri*100)" table:style-name="ce52">
            <text:p>-3 426,33<text:s text:c="3"/></text:p>
          </table:table-cell>
          <table:table-cell office:value-type="float" office:value="6143.6880840148424" table:formula="msoxl:=D33-B33" table:style-name="ce52">
            <text:p><text:s/>6 143,69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63249.170077467657" table:formula="msoxl:=E32-C33" table:style-name="ce52">
            <text:p>-63 249,17<text:s text:c="3"/></text:p>
          </table:table-cell>
          <table:table-cell table:number-columns-repeated="16379"/>
        </table:table-row>
        <table:table-row table:style-name="ro4">
          <table:table-cell office:value-type="float" office:value="26" table:formula="msoxl:=A33+1" table:style-name="ce6">
            <text:p><text:s/>26<text:s text:c="3"/></text:p>
          </table:table-cell>
          <table:table-cell office:value-type="float" office:value="-3794.9502046480593" table:formula="msoxl:=E33*$B$2/(peri*100)" table:style-name="ce52">
            <text:p>-3 794,95<text:s text:c="3"/></text:p>
          </table:table-cell>
          <table:table-cell office:value-type="float" office:value="6512.3093690557334" table:formula="msoxl:=D34-B34" table:style-name="ce52">
            <text:p><text:s/>6 512,31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69761.479446523386" table:formula="msoxl:=E33-C34" table:style-name="ce52">
            <text:p>-69 761,48<text:s text:c="3"/></text:p>
          </table:table-cell>
          <table:table-cell table:number-columns-repeated="16379"/>
        </table:table-row>
        <table:table-row table:style-name="ro4">
          <table:table-cell office:value-type="float" office:value="27" table:formula="msoxl:=A34+1" table:style-name="ce6">
            <text:p><text:s/>27<text:s text:c="3"/></text:p>
          </table:table-cell>
          <table:table-cell office:value-type="float" office:value="-4185.6887667914034" table:formula="msoxl:=E34*$B$2/(peri*100)" table:style-name="ce52">
            <text:p>-4 185,69<text:s text:c="3"/></text:p>
          </table:table-cell>
          <table:table-cell office:value-type="float" office:value="6903.0479311990775" table:formula="msoxl:=D35-B35" table:style-name="ce52">
            <text:p><text:s/>6 903,05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76664.527377722465" table:formula="msoxl:=E34-C35" table:style-name="ce52">
            <text:p>-76 664,53<text:s text:c="3"/></text:p>
          </table:table-cell>
          <table:table-cell table:number-columns-repeated="16379"/>
        </table:table-row>
        <table:table-row table:style-name="ro4">
          <table:table-cell office:value-type="float" office:value="28" table:formula="msoxl:=A35+1" table:style-name="ce6">
            <text:p><text:s/>28<text:s text:c="3"/></text:p>
          </table:table-cell>
          <table:table-cell office:value-type="float" office:value="-4599.8716426633482" table:formula="msoxl:=E35*$B$2/(peri*100)" table:style-name="ce52">
            <text:p>-4 599,87<text:s text:c="3"/></text:p>
          </table:table-cell>
          <table:table-cell office:value-type="float" office:value="7317.2308070710224" table:formula="msoxl:=D36-B36" table:style-name="ce52">
            <text:p><text:s/>7 317,23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83981.758184793493" table:formula="msoxl:=E35-C36" table:style-name="ce52">
            <text:p>-83 981,76<text:s text:c="3"/></text:p>
          </table:table-cell>
          <table:table-cell table:number-columns-repeated="16379"/>
        </table:table-row>
        <table:table-row table:style-name="ro4">
          <table:table-cell office:value-type="float" office:value="29" table:formula="msoxl:=A36+1" table:style-name="ce6">
            <text:p><text:s/>29<text:s text:c="3"/></text:p>
          </table:table-cell>
          <table:table-cell office:value-type="float" office:value="-5038.9054910876093" table:formula="msoxl:=E36*$B$2/(peri*100)" table:style-name="ce52">
            <text:p>-5 038,91<text:s text:c="3"/></text:p>
          </table:table-cell>
          <table:table-cell office:value-type="float" office:value="7756.2646554952835" table:formula="msoxl:=D37-B37" table:style-name="ce52">
            <text:p><text:s/>7 756,26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91738.022840288773" table:formula="msoxl:=E36-C37" table:style-name="ce52">
            <text:p>-91 738,02<text:s text:c="3"/></text:p>
          </table:table-cell>
          <table:table-cell table:number-columns-repeated="16379"/>
        </table:table-row>
        <table:table-row table:style-name="ro4">
          <table:table-cell office:value-type="float" office:value="30" table:formula="msoxl:=A37+1" table:style-name="ce6">
            <text:p><text:s/>30<text:s text:c="3"/></text:p>
          </table:table-cell>
          <table:table-cell office:value-type="float" office:value="-5504.2813704173268" table:formula="msoxl:=E37*$B$2/(peri*100)" table:style-name="ce52">
            <text:p>-5 504,28<text:s text:c="3"/></text:p>
          </table:table-cell>
          <table:table-cell office:value-type="float" office:value="8221.6405348250009" table:formula="msoxl:=D38-B38" table:style-name="ce52">
            <text:p><text:s/>8 221,64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99959.663375113771" table:formula="msoxl:=E37-C38" table:style-name="ce52">
            <text:p>-99 959,66<text:s text:c="3"/></text:p>
          </table:table-cell>
          <table:table-cell table:number-columns-repeated="16379"/>
        </table:table-row>
        <table:table-row table:style-name="ro4">
          <table:table-cell office:value-type="float" office:value="31" table:formula="msoxl:=A38+1" table:style-name="ce6">
            <text:p><text:s/>31<text:s text:c="3"/></text:p>
          </table:table-cell>
          <table:table-cell office:value-type="float" office:value="-5997.579802506827" table:formula="msoxl:=E38*$B$2/(peri*100)" table:style-name="ce52">
            <text:p>-5 997,58<text:s text:c="3"/></text:p>
          </table:table-cell>
          <table:table-cell office:value-type="float" office:value="8714.9389669145021" table:formula="msoxl:=D39-B39" table:style-name="ce52">
            <text:p><text:s/>8 714,94<text:s text:c="3"/></text:p>
          </table:table-cell>
          <table:table-cell office:value-type="float" office:value="2717.3591644076741" table:formula="msoxl:=trim" table:style-name="ce52">
            <text:p><text:s/>2 717,36<text:s text:c="3"/></text:p>
          </table:table-cell>
          <table:table-cell office:value-type="float" office:value="-108674.60234202827" table:formula="msoxl:=E38-C39" table:style-name="ce52">
            <text:p>-108 674,60<text:s text:c="3"/></text:p>
          </table:table-cell>
          <table:table-cell table:number-columns-repeated="16379"/>
        </table:table-row>
        <table:table-row table:style-name="ro4">
          <table:table-cell office:value-type="float" office:value="32" table:formula="msoxl:=A39+1" table:style-name="ce7">
            <text:p><text:s/>32<text:s text:c="3"/></text:p>
          </table:table-cell>
          <table:table-cell office:value-type="float" office:value="-6520.4761405216959" table:formula="msoxl:=E39*$B$2/(peri*100)" table:style-name="ce53">
            <text:p>-6 520,48<text:s text:c="3"/></text:p>
          </table:table-cell>
          <table:table-cell office:value-type="float" office:value="9237.8353049293692" table:formula="msoxl:=D40-B40" table:style-name="ce53">
            <text:p><text:s/>9 237,84<text:s text:c="3"/></text:p>
          </table:table-cell>
          <table:table-cell office:value-type="float" office:value="2717.3591644076741" table:formula="msoxl:=trim" table:style-name="ce53">
            <text:p><text:s/>2 717,36<text:s text:c="3"/></text:p>
          </table:table-cell>
          <table:table-cell office:value-type="float" office:value="-117912.43764695764" table:formula="msoxl:=E39-C40" table:style-name="ce53">
            <text:p>-117 912,44<text:s text:c="3"/></text:p>
          </table:table-cell>
          <table:table-cell table:number-columns-repeated="16379"/>
        </table:table-row>
        <table:table-row table:number-rows-repeated="3" table:style-name="ro4">
          <table:table-cell table:style-name="ce3"/>
          <table:table-cell table:number-columns-repeated="16383" table:style-name="ce2"/>
        </table:table-row>
        <table:table-row table:number-rows-repeated="1048533" table:style-name="ro4">
          <table:table-cell table:number-columns-repeated="16384"/>
        </table:table-row>
      </table:table>
      <table:table table:name="Calcul_du_seuil_de_trésorerie" table:style-name="ta5">
        <table:table-column table:style-name="co22" table:default-cell-style-name="ce2"/>
        <table:table-column table:style-name="co21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16379" table:default-cell-style-name="ce2"/>
        <table:table-row table:style-name="ro1">
          <table:table-cell office:value-type="string" table:number-columns-spanned="5" table:number-rows-spanned="1" table:style-name="ce101">
            <text:p>Calcul du seuil de trésorerie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">
            <text:p>Résultat</text:p>
          </table:table-cell>
          <table:table-cell table:number-columns-repeated="2" table:style-name="ce3"/>
          <table:table-cell office:value-type="float" office:value="10000" table:formula="msoxl:=(CAHT*TXMA/100)-CHFX" table:style-name="ce3">
            <text:p><text:s/>10 000<text:s text:c="3"/></text:p>
          </table:table-cell>
          <table:table-cell table:style-name="ce3"/>
          <table:table-cell table:number-columns-repeated="16379"/>
        </table:table-row>
        <table:table-row table:style-name="ro4">
          <table:table-cell office:value-type="string" table:style-name="ce2">
            <text:p>Charges calculées</text:p>
          </table:table-cell>
          <table:table-cell table:number-columns-repeated="2" table:style-name="ce3"/>
          <table:table-cell office:value-type="float" office:value="0" table:formula="msoxl:=chca" table:style-name="ce3">
            <text:p><text:s/>-<text:s text:c="5"/></text:p>
          </table:table-cell>
          <table:table-cell table:style-name="ce3"/>
          <table:table-cell table:number-columns-repeated="16379"/>
        </table:table-row>
        <table:table-row table:style-name="ro4">
          <table:table-cell office:value-type="string" table:style-name="ce90">
            <text:p>CAPACITÉ D'AUTOFINANCEMENT</text:p>
          </table:table-cell>
          <table:table-cell table:number-columns-repeated="2" table:style-name="ce3"/>
          <table:table-cell office:value-type="float" office:value="10000" table:formula="msoxl:=D3+D4" table:style-name="ce92">
            <text:p><text:s/>10 000<text:s text:c="3"/></text:p>
          </table:table-cell>
          <table:table-cell table:style-name="ce3"/>
          <table:table-cell table:number-columns-repeated="16379"/>
        </table:table-row>
        <table:table-row table:style-name="ro4">
          <table:table-cell office:value-type="string" table:style-name="ce2">
            <text:p>Prélèvement de l'exploitant</text:p>
          </table:table-cell>
          <table:table-cell office:value-type="float" office:value="18000" table:formula="msoxl:=prel*12" table:style-name="ce3">
            <text:p><text:s/>18 000<text:s text:c="3"/>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2">
            <text:p>Acquisitions d'immobilisations</text:p>
          </table:table-cell>
          <table:table-cell office:value-type="float" office:value="15000" table:formula="msoxl:=tram" table:style-name="ce3">
            <text:p><text:s/>15 000<text:s text:c="3"/>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2">
            <text:p>Diminution des dettes</text:p>
          </table:table-cell>
          <table:table-cell office:value-type="float" office:value="1517" table:formula="msoxl:=IF(COUNT(Paramètres!B3:B19)=0,&quot;&quot;,emprunt!G12)" table:style-name="ce96">
            <text:p>1517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90">
            <text:p>TOTAL DES EMPLOIS FIXES</text:p>
          </table:table-cell>
          <table:table-cell table:style-name="ce2"/>
          <table:table-cell office:value-type="float" office:value="34517" table:formula="msoxl:=SUM(B6:B8)" table:style-name="ce92">
            <text:p><text:s/>34 517<text:s text:c="3"/>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2">
            <text:p>Augmentation des dettes</text:p>
          </table:table-cell>
          <table:table-cell office:value-type="float" office:value="20000" table:formula="msoxl:=empr" table:style-name="ce3">
            <text:p><text:s/>20 000<text:s text:c="3"/>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2">
            <text:p>Augmentation des capitaux propres</text:p>
          </table:table-cell>
          <table:table-cell office:value-type="float" office:value="10000" table:formula="msoxl:=appo" table:style-name="ce3">
            <text:p><text:s/>10 000<text:s text:c="3"/>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90">
            <text:p>TOTAL DES RESSOURCES FIXES</text:p>
          </table:table-cell>
          <table:table-cell table:style-name="ce2"/>
          <table:table-cell office:value-type="float" office:value="30000" table:formula="msoxl:=B10+B11" table:style-name="ce92">
            <text:p><text:s/>30 000<text:s text:c="3"/>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2">
            <text:p>EMPLOIS FIXES NETS (ou RESSOURCES si négatif)</text:p>
          </table:table-cell>
          <table:table-cell table:number-columns-repeated="2" table:style-name="ce3"/>
          <table:table-cell office:value-type="float" office:value="4517" table:formula="msoxl:=C9-C12" table:style-name="ce3">
            <text:p><text:s/>4 517<text:s text:c="3"/></text:p>
          </table:table-cell>
          <table:table-cell table:style-name="ce3"/>
          <table:table-cell table:number-columns-repeated="16379"/>
        </table:table-row>
        <table:table-row table:style-name="ro8">
          <table:table-cell table:style-name="ce2"/>
          <table:table-cell table:number-columns-repeated="4" table:style-name="ce3"/>
          <table:table-cell table:number-columns-repeated="16379"/>
        </table:table-row>
        <table:table-row table:style-name="ro4">
          <table:table-cell office:value-type="string" table:style-name="ce2">
            <text:p>VARIATION DU FONDS DE ROULEMENT NET GLOBAL</text:p>
          </table:table-cell>
          <table:table-cell table:number-columns-repeated="2" table:style-name="ce3"/>
          <table:table-cell office:value-type="float" office:value="5483" table:formula="msoxl:=IF(COUNT(D13)=0,&quot;&quot;,D5-D13)" table:style-name="ce93">
            <text:p><text:s/>5 483<text:s text:c="3"/></text:p>
          </table:table-cell>
          <table:table-cell table:style-name="ce3"/>
          <table:table-cell table:number-columns-repeated="16379"/>
        </table:table-row>
        <table:table-row table:style-name="ro8">
          <table:table-cell table:style-name="ce2"/>
          <table:table-cell table:number-columns-repeated="2" table:style-name="ce3"/>
          <table:table-cell table:style-name="ce5"/>
          <table:table-cell table:style-name="ce3"/>
          <table:table-cell table:number-columns-repeated="16379"/>
        </table:table-row>
        <table:table-row table:style-name="ro4">
          <table:table-cell office:value-type="string" table:style-name="ce2">
            <text:p>VARIATION DU BESOIN EN FONDS DE ROULEMENT D'EXPLOITATION</text:p>
          </table:table-cell>
          <table:table-cell table:number-columns-repeated="2" table:style-name="ce3"/>
          <table:table-cell office:value-type="float" office:value="20160" table:formula="msoxl:=IF(COUNT(CAHT:prel)=0,&quot;&quot;,CAHT*BFR!B9/100)" table:style-name="ce27">
            <text:p><text:s/>20 160<text:s text:c="3"/></text:p>
          </table:table-cell>
          <table:table-cell table:style-name="ce3"/>
          <table:table-cell table:number-columns-repeated="16379" table:style-name="ce2"/>
        </table:table-row>
        <table:table-row table:style-name="ro9">
          <table:table-cell table:style-name="ce2"/>
          <table:table-cell table:number-columns-repeated="4" table:style-name="ce3"/>
          <table:table-cell table:number-columns-repeated="16379" table:style-name="ce2"/>
        </table:table-row>
        <table:table-row table:style-name="ro4">
          <table:table-cell office:value-type="string" table:style-name="ce91">
            <text:p>VARIATION DE TRÉSORERIE</text:p>
          </table:table-cell>
          <table:table-cell table:number-columns-repeated="2" table:style-name="ce3"/>
          <table:table-cell office:value-type="float" office:value="-14677" table:formula="msoxl:=IF(COUNT(Paramètres!B3:B19)=0,&quot;&quot;,D15-D17)" table:style-name="ce94">
            <text:p>-14 677<text:s text:c="3"/></text:p>
          </table:table-cell>
          <table:table-cell table:style-name="ce3"/>
          <table:table-cell table:number-columns-repeated="16379" table:style-name="ce2"/>
        </table:table-row>
        <table:table-row table:style-name="ro4">
          <table:table-cell table:style-name="ce2"/>
          <table:table-cell table:number-columns-repeated="4" table:style-name="ce3"/>
          <table:table-cell table:number-columns-repeated="16379" table:style-name="ce2"/>
        </table:table-row>
        <table:table-row table:style-name="ro7">
          <table:table-cell office:value-type="string" table:style-name="ce42">
            <text:p>Seuil de trésorerie</text:p>
          </table:table-cell>
          <table:table-cell table:number-columns-repeated="2" table:style-name="ce3"/>
          <table:table-cell office:value-type="float" office:value="747470" table:formula="msoxl:=IF(COUNT(Paramètres!B3:B19)=0,&quot;&quot;,ROUND(B33/D36,0))" table:style-name="ce95">
            <text:p><text:s/>747 470<text:s text:c="3"/></text:p>
          </table:table-cell>
          <table:table-cell office:value-type="string" table:number-columns-spanned="2" table:number-rows-spanned="1" table:style-name="ce99">
            <text:p><text:a xlink:href="#menu">Retour au menu</text:a></text:p>
          </table:table-cell>
          <table:covered-table-cell/>
          <table:table-cell table:number-columns-repeated="16378"/>
        </table:table-row>
        <table:table-row table:number-rows-repeated="2" table:style-name="ro4">
          <table:table-cell table:style-name="ce2"/>
          <table:table-cell table:number-columns-repeated="4" table:style-name="ce3"/>
          <table:table-cell table:number-columns-repeated="16379" table:style-name="ce2"/>
        </table:table-row>
        <table:table-row table:number-rows-repeated="6" table:style-name="ro4">
          <table:table-cell table:number-columns-repeated="16384"/>
        </table:table-row>
        <table:table-row table:style-name="ro4">
          <table:table-cell office:value-type="string" table:style-name="ce2">
            <text:p>Charges fixes</text:p>
          </table:table-cell>
          <table:table-cell office:value-type="float" office:value="20000" table:formula="msoxl:=CHFX" table:style-name="ce2">
            <text:p>20000</text:p>
          </table:table-cell>
          <table:table-cell table:number-columns-repeated="16382" table:style-name="ce2"/>
        </table:table-row>
        <table:table-row table:style-name="ro4">
          <table:table-cell office:value-type="string" table:style-name="ce2">
            <text:p>Charges calculées</text:p>
          </table:table-cell>
          <table:table-cell office:value-type="float" office:value="0" table:formula="msoxl:=chca" table:style-name="ce2">
            <text:p>0</text:p>
          </table:table-cell>
          <table:table-cell table:number-columns-repeated="16382" table:style-name="ce2"/>
        </table:table-row>
        <table:table-row table:style-name="ro4">
          <table:table-cell office:value-type="string" table:style-name="ce2">
            <text:p>Emplois fixes nets (ou ressources)</text:p>
          </table:table-cell>
          <table:table-cell office:value-type="float" office:value="4517" table:formula="msoxl:=D13" table:style-name="ce5">
            <text:p><text:s/>4 517<text:s text:c="3"/></text:p>
          </table:table-cell>
          <table:table-cell table:number-columns-repeated="16382" table:style-name="ce2"/>
        </table:table-row>
        <table:table-row table:style-name="ro4">
          <table:table-cell table:style-name="ce2"/>
          <table:table-cell office:value-type="float" office:value="24517" table:formula="msoxl:=B30-B31+B32" table:style-name="ce5">
            <text:p><text:s/>24 517<text:s text:c="3"/></text:p>
          </table:table-cell>
          <table:table-cell table:number-columns-repeated="16382" table:style-name="ce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">
            <text:p>Taux de marge</text:p>
          </table:table-cell>
          <table:table-cell office:value-type="float" office:value="10" table:formula="msoxl:=TXMA" table:style-name="ce2">
            <text:p>10</text:p>
          </table:table-cell>
          <table:table-cell table:number-columns-repeated="16382" table:style-name="ce2"/>
        </table:table-row>
        <table:table-row table:style-name="ro4">
          <table:table-cell office:value-type="string" table:style-name="ce2">
            <text:p>Taux de variation du BFR d'exploitation</text:p>
          </table:table-cell>
          <table:table-cell office:value-type="float" office:value="6.72" table:formula="msoxl:=BFR!B9" table:style-name="ce4">
            <text:p><text:s/>6,72<text:s text:c="3"/></text:p>
          </table:table-cell>
          <table:table-cell table:style-name="ce2"/>
          <table:table-cell office:value-type="float" office:value="3.2800000000000003E-2" table:formula="msoxl:=(B35-B36)/100" table:style-name="ce87">
            <text:p>0,0328</text:p>
          </table:table-cell>
          <table:table-cell table:number-columns-repeated="16380"/>
        </table:table-row>
        <table:table-row table:number-rows-repeated="1048540" table:style-name="ro4">
          <table:table-cell table:number-columns-repeated="16384"/>
        </table:table-row>
      </table:table>
      <table:table table:name="comparaison" table:style-name="ta5">
        <table:table-column table:style-name="co26" table:default-cell-style-name="ce8"/>
        <table:table-column table:style-name="co27" table:number-columns-repeated="3" table:default-cell-style-name="ce8"/>
        <table:table-column table:style-name="co1" table:number-columns-repeated="16380" table:default-cell-style-name="ce8"/>
        <table:table-row table:style-name="ro6">
          <table:table-cell office:value-type="string" table:number-columns-spanned="1" table:number-rows-spanned="3" table:style-name="ce105">
            <text:p>Comparaison</text:p>
          </table:table-cell>
          <table:table-cell office:value-type="string" table:style-name="ce66">
            <text:p>Seuil</text:p>
          </table:table-cell>
          <table:table-cell office:value-type="string" table:style-name="ce67">
            <text:p>CA HT</text:p>
          </table:table-cell>
          <table:table-cell office:value-type="string" table:style-name="ce68">
            <text:p>Seuil</text:p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69">
            <text:p>de</text:p>
          </table:table-cell>
          <table:table-cell office:value-type="string" table:style-name="ce70">
            <text:p>moyen</text:p>
          </table:table-cell>
          <table:table-cell office:value-type="string" table:style-name="ce71">
            <text:p>de</text:p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72">
            <text:p>rentabilité</text:p>
          </table:table-cell>
          <table:table-cell office:value-type="string" table:style-name="ce73">
            <text:p>probable</text:p>
          </table:table-cell>
          <table:table-cell office:value-type="string" table:style-name="ce74">
            <text:p>trésorerie</text:p>
          </table:table-cell>
          <table:table-cell table:number-columns-repeated="16380"/>
        </table:table-row>
        <table:table-row table:style-name="ro6">
          <table:table-cell office:value-type="string" table:style-name="ce57">
            <text:p>Chiffre d'affaires hors taxes</text:p>
          </table:table-cell>
          <table:table-cell office:value-type="float" office:value="200000" table:formula="msoxl:=Calcul_du_seuil_de_rentabilité!D9" table:style-name="ce58">
            <text:p><text:s/>200 000<text:s text:c="3"/></text:p>
          </table:table-cell>
          <table:table-cell office:value-type="float" office:value="300000" table:formula="msoxl:=CAHT" table:style-name="ce59">
            <text:p><text:s/>300 000<text:s text:c="3"/></text:p>
          </table:table-cell>
          <table:table-cell office:value-type="float" office:value="747470" table:formula="msoxl:=Calcul_du_seuil_de_trésorerie!D21" table:style-name="ce32">
            <text:p><text:s/>747 470<text:s text:c="3"/></text:p>
          </table:table-cell>
          <table:table-cell table:number-columns-repeated="16380"/>
        </table:table-row>
        <table:table-row table:style-name="ro6">
          <table:table-cell office:value-type="string" table:style-name="ce63">
            <text:p>Charges variables</text:p>
          </table:table-cell>
          <table:table-cell office:value-type="float" office:value="180000" table:formula="msoxl:=B4-(B4*TXMA/100)" table:style-name="ce64">
            <text:p><text:s/>180 000<text:s text:c="3"/></text:p>
          </table:table-cell>
          <table:table-cell office:value-type="float" office:value="270000" table:formula="msoxl:=C4-(C4*TXMA/100)" table:style-name="ce65">
            <text:p><text:s/>270 000<text:s text:c="3"/></text:p>
          </table:table-cell>
          <table:table-cell office:value-type="float" office:value="672723" table:formula="msoxl:=D4-(D4*TXMA/100)" table:style-name="ce34">
            <text:p><text:s/>672 723<text:s text:c="3"/></text:p>
          </table:table-cell>
          <table:table-cell table:number-columns-repeated="16380"/>
        </table:table-row>
        <table:table-row table:style-name="ro6">
          <table:table-cell office:value-type="string" table:style-name="ce60">
            <text:p>Charges fixes</text:p>
          </table:table-cell>
          <table:table-cell office:value-type="float" office:value="20000" table:formula="msoxl:=CHFX" table:style-name="ce61">
            <text:p><text:s/>20 000<text:s text:c="3"/></text:p>
          </table:table-cell>
          <table:table-cell office:value-type="float" office:value="20000" table:formula="msoxl:=CHFX" table:style-name="ce62">
            <text:p><text:s/>20 000<text:s text:c="3"/></text:p>
          </table:table-cell>
          <table:table-cell office:value-type="float" office:value="20000" table:formula="msoxl:=CHFX" table:style-name="ce36">
            <text:p><text:s/>20 000<text:s text:c="3"/></text:p>
          </table:table-cell>
          <table:table-cell table:number-columns-repeated="16380"/>
        </table:table-row>
        <table:table-row table:style-name="ro6">
          <table:table-cell office:value-type="string" table:style-name="ce54">
            <text:p>Total des charges</text:p>
          </table:table-cell>
          <table:table-cell office:value-type="float" office:value="200000" table:formula="msoxl:=B5+B6" table:style-name="ce55">
            <text:p><text:s/>200 000<text:s text:c="3"/></text:p>
          </table:table-cell>
          <table:table-cell office:value-type="float" office:value="290000" table:formula="msoxl:=C5+C6" table:style-name="ce56">
            <text:p><text:s/>290 000<text:s text:c="3"/></text:p>
          </table:table-cell>
          <table:table-cell office:value-type="float" office:value="692723" table:formula="msoxl:=D5+D6" table:style-name="ce37">
            <text:p><text:s/>692 723<text:s text:c="3"/></text:p>
          </table:table-cell>
          <table:table-cell table:number-columns-repeated="16380"/>
        </table:table-row>
        <table:table-row table:style-name="ro6">
          <table:table-cell office:value-type="string" table:style-name="ce54">
            <text:p>Résultat</text:p>
          </table:table-cell>
          <table:table-cell office:value-type="float" office:value="0" table:formula="msoxl:=B4-B7" table:style-name="ce55">
            <text:p><text:s/>-<text:s text:c="5"/></text:p>
          </table:table-cell>
          <table:table-cell office:value-type="float" office:value="10000" table:formula="msoxl:=C4-C7" table:style-name="ce56">
            <text:p><text:s/>10 000<text:s text:c="3"/></text:p>
          </table:table-cell>
          <table:table-cell office:value-type="float" office:value="54747" table:formula="msoxl:=D4-D7" table:style-name="ce37">
            <text:p><text:s/>54 747<text:s text:c="3"/></text:p>
          </table:table-cell>
          <table:table-cell table:number-columns-repeated="16380"/>
        </table:table-row>
        <table:table-row table:style-name="ro6">
          <table:table-cell office:value-type="string" table:style-name="ce57">
            <text:p>Charges calculées</text:p>
          </table:table-cell>
          <table:table-cell office:value-type="float" office:value="0" table:formula="msoxl:=chca" table:style-name="ce58">
            <text:p><text:s/>-<text:s text:c="5"/></text:p>
          </table:table-cell>
          <table:table-cell office:value-type="float" office:value="0" table:formula="msoxl:=chca" table:style-name="ce59">
            <text:p><text:s/>-<text:s text:c="5"/></text:p>
          </table:table-cell>
          <table:table-cell office:value-type="float" office:value="0" table:formula="msoxl:=chca" table:style-name="ce32">
            <text:p><text:s/>-<text:s text:c="5"/></text:p>
          </table:table-cell>
          <table:table-cell table:number-columns-repeated="16380"/>
        </table:table-row>
        <table:table-row table:style-name="ro6">
          <table:table-cell office:value-type="string" table:style-name="ce60">
            <text:p>Capacité d'autofinancement</text:p>
          </table:table-cell>
          <table:table-cell office:value-type="float" office:value="0" table:formula="msoxl:=B8+B9" table:style-name="ce61">
            <text:p><text:s/>-<text:s text:c="5"/></text:p>
          </table:table-cell>
          <table:table-cell office:value-type="float" office:value="10000" table:formula="msoxl:=C8+C9" table:style-name="ce62">
            <text:p><text:s/>10 000<text:s text:c="3"/></text:p>
          </table:table-cell>
          <table:table-cell office:value-type="float" office:value="54747" table:formula="msoxl:=D8+D9" table:style-name="ce36">
            <text:p><text:s/>54 747<text:s text:c="3"/></text:p>
          </table:table-cell>
          <table:table-cell table:number-columns-repeated="16380"/>
        </table:table-row>
        <table:table-row table:style-name="ro6">
          <table:table-cell office:value-type="string" table:style-name="ce54">
            <text:p>Emplois fixes nets (ou ressources)</text:p>
          </table:table-cell>
          <table:table-cell office:value-type="float" office:value="4517" table:formula="msoxl:=Calcul_du_seuil_de_trésorerie!D13" table:style-name="ce55">
            <text:p><text:s/>4 517<text:s text:c="3"/></text:p>
          </table:table-cell>
          <table:table-cell office:value-type="float" office:value="4517" table:formula="msoxl:=Calcul_du_seuil_de_trésorerie!D13" table:style-name="ce55">
            <text:p><text:s/>4 517<text:s text:c="3"/></text:p>
          </table:table-cell>
          <table:table-cell office:value-type="float" office:value="4517" table:formula="msoxl:=Calcul_du_seuil_de_trésorerie!D13" table:style-name="ce55">
            <text:p><text:s/>4 517<text:s text:c="3"/></text:p>
          </table:table-cell>
          <table:table-cell table:number-columns-repeated="16380"/>
        </table:table-row>
        <table:table-row table:style-name="ro6">
          <table:table-cell office:value-type="string" table:style-name="ce57">
            <text:p>Variation du fonds de roulement net global</text:p>
          </table:table-cell>
          <table:table-cell office:value-type="float" office:value="-4517" table:formula="msoxl:=B10-B11" table:style-name="ce58">
            <text:p>-4 517<text:s text:c="3"/></text:p>
          </table:table-cell>
          <table:table-cell office:value-type="float" office:value="5483" table:formula="msoxl:=C10-C11" table:style-name="ce59">
            <text:p><text:s/>5 483<text:s text:c="3"/></text:p>
          </table:table-cell>
          <table:table-cell office:value-type="float" office:value="50230" table:formula="msoxl:=D10-D11" table:style-name="ce32">
            <text:p><text:s/>50 230<text:s text:c="3"/></text:p>
          </table:table-cell>
          <table:table-cell table:number-columns-repeated="16380"/>
        </table:table-row>
        <table:table-row table:style-name="ro6">
          <table:table-cell office:value-type="string" table:style-name="ce60">
            <text:p>Variation du fonds de roulement d'exploitation</text:p>
          </table:table-cell>
          <table:table-cell office:value-type="float" office:value="13440" table:formula="msoxl:=B4*BFR!$B$9/100" table:style-name="ce61">
            <text:p><text:s/>13 440<text:s text:c="3"/></text:p>
          </table:table-cell>
          <table:table-cell office:value-type="float" office:value="20160" table:formula="msoxl:=C4*BFR!$B$9/100" table:style-name="ce62">
            <text:p><text:s/>20 160<text:s text:c="3"/></text:p>
          </table:table-cell>
          <table:table-cell office:value-type="float" office:value="50229.983999999997" table:formula="msoxl:=D4*BFR!$B$9/100" table:style-name="ce36">
            <text:p><text:s/>50 230<text:s text:c="3"/></text:p>
          </table:table-cell>
          <table:table-cell table:number-columns-repeated="16380"/>
        </table:table-row>
        <table:table-row table:style-name="ro6">
          <table:table-cell office:value-type="string" table:style-name="ce54">
            <text:p>Variation de trésorerie</text:p>
          </table:table-cell>
          <table:table-cell office:value-type="float" office:value="-17957" table:formula="msoxl:=B12-B13" table:style-name="ce55">
            <text:p>-17 957<text:s text:c="3"/></text:p>
          </table:table-cell>
          <table:table-cell office:value-type="float" office:value="-14677" table:formula="msoxl:=C12-C13" table:style-name="ce56">
            <text:p>-14 677<text:s text:c="3"/></text:p>
          </table:table-cell>
          <table:table-cell office:value-type="float" office:value="1.6000000003259629E-2" table:formula="msoxl:=D12-D13" table:style-name="ce37">
            <text:p><text:s/>0<text:s text:c="3"/>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named-expressions>
        <table:named-range table:name="appo" table:cell-range-address="Paramètres.$B$18" table:base-cell-address="Paramètres.$A$1"/>
        <table:named-range table:name="bfr" table:cell-range-address="BFR.$E$1" table:base-cell-address="BFR.$A$1"/>
        <table:named-range table:name="CAHT" table:cell-range-address="Paramètres.$B$3" table:base-cell-address="Paramètres.$A$1"/>
        <table:named-range table:name="chca" table:cell-range-address="Paramètres.$B$7" table:base-cell-address="Paramètres.$A$1"/>
        <table:named-range table:name="CHFX" table:cell-range-address="Paramètres.$B$6" table:base-cell-address="Paramètres.$A$1"/>
        <table:named-range table:name="dare" table:cell-range-address="Paramètres.$B$17" table:base-cell-address="Paramètres.$A$1"/>
        <table:named-range table:name="ducc" table:cell-range-address="Paramètres.$B$9" table:base-cell-address="Paramètres.$A$1"/>
        <table:named-range table:name="ducf" table:cell-range-address="Paramètres.$B$10" table:base-cell-address="Paramètres.$A$1"/>
        <table:named-range table:name="duem" table:cell-range-address="Paramètres.$B$15" table:base-cell-address="Paramètres.$A$1"/>
        <table:named-range table:name="dust" table:cell-range-address="Paramètres.$B$8" table:base-cell-address="Paramètres.$A$1"/>
        <table:named-range table:name="empr" table:cell-range-address="Paramètres.$B$13" table:base-cell-address="Paramètres.$A$1"/>
        <table:named-range table:name="menu" table:cell-range-address="Menu.$A$9" table:base-cell-address="Menu.$A$1"/>
        <table:named-range table:name="modali" table:cell-range-address="emprunt.$K$6:emprunt.$L$9" table:base-cell-address="emprunt.$A$1"/>
        <table:named-range table:name="para" table:cell-range-address="Paramètres.$B$3" table:base-cell-address="Paramètres.$A$1"/>
        <table:named-range table:name="peri" table:cell-range-address="Paramètres.$B$16" table:base-cell-address="Paramètres.$A$1"/>
        <table:named-range table:name="prel" table:cell-range-address="Paramètres.$B$19" table:base-cell-address="Paramètres.$A$1"/>
        <table:named-range table:name="seur" table:cell-range-address="Calcul_du_seuil_de_rentabilité.$A$3" table:base-cell-address="Calcul_du_seuil_de_rentabilité.$A$1"/>
        <table:named-range table:name="seut" table:cell-range-address="Calcul_du_seuil_de_trésorerie.$C$3" table:base-cell-address="Calcul_du_seuil_de_trésorerie.$A$1"/>
        <table:named-range table:name="tram" table:cell-range-address="Paramètres.$B$12" table:base-cell-address="Paramètres.$A$1"/>
        <table:named-range table:name="trim" table:cell-range-address="emprunt.$B$5" table:base-cell-address="emprunt.$A$1"/>
        <table:named-range table:name="txem" table:cell-range-address="Paramètres.$B$14" table:base-cell-address="Paramètres.$A$1"/>
        <table:named-range table:name="TXMA" table:cell-range-address="Paramètres.$B$5" table:base-cell-address="Paramètres.$A$1"/>
        <table:named-range table:name="TXTV" table:cell-range-address="Paramètres.$B$4" table:base-cell-address="Paramètr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number-style style:name="N36P0">
      <number:number number:decimal-places="2" number:min-integer-digits="1" number:grouping="true"/>
      <number:text> F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36P0"/>
    </number:number-style>
    <number:number-style style:name="N37P0">
      <number:text> </number:text>
      <number:number number:decimal-places="2" number:min-integer-digits="1" number:grouping="true"/>
      <number:text>   </number:text>
    </number:number-style>
    <number:number-style style:name="N37P1">
      <number:text>-</number:text>
      <number:number number:decimal-places="2" number:min-integer-digits="1" number:grouping="true"/>
      <number:text>   </number:text>
    </number:number-style>
    <number:number-style style:name="N37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Milliers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urcentage" style:family="table-cell" style:data-style-name="N13"/>
    <style:default-style style:family="graphic">
      <style:graphic-properties draw:fill="solid" draw:fill-color="#ffffff" draw:opacity="100%" draw:stroke="solid" svg:stroke-width="0.01042in" svg:stroke-color="#000000" svg:stroke-opacity="100%" draw:stroke-linejoin="round"/>
    </style:default-style>
    <draw:gradient draw:name="a4" draw:style="linear" draw:angle="900" draw:start-color="#a603ab" draw:end-color="#e81766" draw:start-intensity="100%" draw:end-intensity="100%"/>
    <draw:marker draw:name="a15" svg:viewBox="0 0 20 30" svg:d="m10 0-10 30h20z"/>
    <draw:marker draw:name="a17" svg:viewBox="0 0 20 30" svg:d="m10 0-10 30h20z"/>
    <draw:marker draw:name="a22" svg:viewBox="0 0 20 30" svg:d="m10 0-10 30h20z"/>
    <draw:marker draw:name="a11" svg:viewBox="0 0 20 30" svg:d="m10 0-10 30h20z"/>
    <draw:marker draw:name="a13" svg:viewBox="0 0 20 30" svg:d="m10 0-10 30h20z"/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4921259845in" fo:margin-bottom="0.4921259845in" fo:margin-left="0.787401575in" fo:margin-right="0.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  <style:page-layout style:name="pm3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  <style:page-layout style:name="pm4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5">
      <style:page-layout-properties fo:margin-top="0.4921259845in" fo:margin-bottom="0.492125984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let andré</meta:initial-creator>
    <dc:creator>aaa</dc:creator>
    <meta:creation-date>2002-03-07T12:45:01Z</meta:creation-date>
    <dc:date>2012-12-06T11:33:10Z</dc:date>
    <meta:print-date>2002-05-16T09:00:09Z</meta:print-date>
  </office:meta>
</office:document-meta>
</file>